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陳真 | 2008.03.31 23:37 | </text:span><text:span text:style-name="T2">#</text:span></text:p>
      <text:p text:style-name="P2"><text:span text:style-name="T1">仔仔,a bigger holocaust 及其上下文只是一句再簡單也不過的英文不是嗎? 意思就是說: 你殺啊殺啊,你殺我越多,你自己只會死得越慘.</text:span></text:p>
      <text:p text:style-name="P2"><text:span text:style-name="T1">這跟什麼猶太大屠殺一點關係也沒有,那是 "the Holocaust", 不是 a h-olocaust ,而且上下文理應國中生也能看懂它只是一句很尋常的狠話,這種狠話,布希一天不知道要講幾遍.</text:span></text:p>
      <text:p text:style-name="P2"><text:span text:style-name="T1">如果有人說阿扁下台後會死得很慘,你不能光是因為看到一個死字就說有人要暗殺扁,這只是國中程度的語意表達不是嗎?</text:span></text:p>
      <text:p text:style-name="P1"><text:span text:style-name="T1">懷軒 | 2008.03.31 02:01 | </text:span><text:span text:style-name="T2">#</text:span></text:p>
      <text:p text:style-name="P3"><text:span text:style-name="T1">抱歉，最近忙到一個翻天覆地的地步，現在才來報到~~</text:span></text:p>
      <text:p text:style-name="P3"><text:span text:style-name="T1">繳三萬元是怎樣??算是"保護費"嗎??我跟良哲一樣，覺得就直接站了吧~~</text:span></text:p>
      <text:p text:style-name="P3"><text:span text:style-name="T1">時間上我現在不能確定，因為我的工作基本上週末要不要加班得看案子的進度，而進度則又取決於業主的態度，周末有沒有時間大概都得等到當週才能知道...但日期我都沒意見，我都會盡量配合，只要能到我都會到。</text:span></text:p>
      <text:p text:style-name="P3"><text:span text:style-name="T1">我已經把四五月聊天站樁的日期寫在月曆上了，盡力配合。</text:span></text:p>
      <text:p text:style-name="P1"><text:span text:style-name="T1">仔仔 | 2008.03.30 08:04 | </text:span><text:span text:style-name="T2">#</text:span></text:p>
      <text:p text:style-name="P2"><text:span text:style-name="T1">謝謝陳真先生的指正</text:span><text:span text:style-name="T3"><text:line-break/></text:span><text:span text:style-name="T1">不過有關這國防部長的言論，劉波先生卻認為可以算是反猶言論，為何？和您分享下面這篇文章：</text:span></text:p>
      <text:p text:style-name="P2"><text:span text:style-name="T1">小谈以色列副国防部长的反犹言论</text:span></text:p>
      <text:p text:style-name="P2"><text:span text:style-name="T1">2008年03月1日</text:span></text:p>
      <text:p text:style-name="P2"><text:span text:style-name="T1">作者 刘波 20:17 | 点击 (661) | 本文地址 | 最新回复 (64) | 一般分类</text:span></text:p>
      <text:p text:style-name="P2"><text:span text:style-name="T1">反犹论调固然可憎，但“反犹”、“反犹太复国主义”、“反以”这几个概念仍有很大差别，后二者并非种族性的立场，而是一种政治性的立场。以“反犹”为名压制“反以”言论，目的无非是使以色列政策免遭舆论抨击，使其可以对巴勒斯坦人为所欲为。如果国际舆论对巴勒斯坦人的处境继续冷漠下去，那么未来的某天，真正可能会像维尔奈所威胁的，发生更大规模的种族灭绝惨剧。而</text:span><text:span text:style-name="T4">鉴</text:span><text:span text:style-name="T1">于巴勒斯坦所处的极其不利的国际政治环境，发动全球公民社会的舆论支持巴勒斯坦人追求合法权利的斗争，抗议、抵制以色列政府的非法政策，是阻止这一幕惨剧发生的唯一途径。</text:span></text:p>
      <text:p text:style-name="P2"><text:span text:style-name="T1">前日笔者在博客上翻译了以色列史家培皮（Ilan Pappé）的文章《以色列的2008年方案：加沙的种族灭绝与约旦河西岸的种族清洗》。与以往的类似文章一样，毫不奇怪的是，此文一出，当即遭到亲美愤青、基督教福音派人士、文学青年、情调小资和以色列网络写手的攻击，称之为“垃圾”、“造谣”、“偏激”等等。可见要将以色列这个“文明”国家对巴勒斯坦这个“野蛮”民族的做法比作种族灭绝，势必引起公愤。在这一点上，中国倒是和美国、以色列越来越“接轨”了，不知这对“崛起”的中国，到底是祸是福。</text:span></text:p>
      <text:p text:style-name="P2"><text:span text:style-name="T1">这个话题暂且不论，且说今天，培皮之“种族灭绝”的说法，却从以色列得到了呼应。而令人大跌眼镜的是，呼应培皮的竟是以色列副国防部长维尔奈（Matan Vilnai）。此君近日在接受以色列军方电台采访时，说了这么一句话：“卡桑火箭火力越强，火箭打得越</text:span><text:span text:style-name="T4">远</text:span><text:span text:style-name="T1">，他们将给自身带来一场更大的Shoah，因为我们将动用全部力量来自卫。”（The more Qassam fire intensifies and the rockets reach a longer range，they will bring upon themselves a bigger shoah because we will use all our might to defend ourselves.）</text:span></text:p>
      <text:p text:style-name="P2"><text:span text:style-name="T1">这句话里最值得玩味的两个单词是Shoah和bigger。Shaoh一词来自于《圣经》，在希伯来语里的本意是“浩劫、灾祸”。但在当今的语境中，这个词基本上只指代20世纪三四十年代欧洲纳粹对犹太人实施的种族灭绝，即纳粹大屠</text:span><text:span text:style-name="T4">杀</text:span><text:span text:style-name="T1">（holocaust）。有意思的是，维尔奈的用词显然比培皮更“火爆”。培皮尚只使用了一般性的“种族灭绝”（genocide）一词，而维尔奈的holocaust，指的是纳粹大屠</text:span><text:span text:style-name="T4">杀</text:span><text:span text:style-name="T1">这场20世纪最大的灾难之一。</text:span></text:p>
      <text:p text:style-name="P2"><text:span text:style-name="T1">尽管维尔奈的发言人事后称，他当时无意指向这个意思，但毫无疑问，即便根据字典里的解释，Shoah一词在今天的意思也是种族灭绝。同时维尔奈使用了“更大的”（bigger）一词。维尔奈似乎在暗示，巴勒斯坦人已经在遭受一场种族灭绝，否则何来“更大”二字？倒希望他是口误，但笔者更担心的是，他似乎确是说出了真实的想法。</text:span></text:p>
      <text:p text:style-name="P2"><text:span text:style-name="T1">更有意思的是，根据“欧洲种族主义与排外主义监控中心”2005年公布的《反犹主义工作定义》，维尔奈的言论显然构成了“反犹”言论。该《定义》举出了一些“反犹”言论的例子，其中一项便是“将当代以色列的政策与纳粹的政策做比较”。显然，使用Shaoh一词，已是构成了“将当代以色列的政策与纳粹政策做比较”的情形。故此笔者建议以色列政府按照这份《工作定义》，对这位副国防部长先生进行审查，同时建议我博客上的诸位亲美愤青、基督教福音派人士、文学青年、情调小资与以色列网络写手，也对以色列的副国防部长先生展开同样激烈的口诛笔伐与“道德教育”。当然了，我也知道这绝不可能发生。</text:span></text:p>
      <text:p text:style-name="P2"><text:span text:style-name="T1">在笔者看来，之所以发生以色列副国防部长反犹这样的荒唐事，根源就在于这个《工作定义》“此地无银三百两”的可笑逻辑。如果以色列的政策与纳粹政策没有相似性，何须画蛇添足，多此一举？世上除了“反犹主义”，也存在“反华主义”、“反阿拉伯主义”、“反黑人主义”，其含义无非是对某个族群的歧视和欺凌。对这些“主义”的反对，归根到底是应当对人类所有民族、群体一视同仁，不是把一个族群当作稀有动物保护，对其他族群的死伤枕籍无动于衷。亲美精英们对以色列人、美国人的死伤如丧考妣，对数以万计死于枪口下的巴勒斯坦、伊拉克妇女儿童，可曾掬过一滴同情之泪？在他们的眼中，这些人不过是“暴民”、或是通往更高级的“文明社会”必须的牺牲。由此亦可见中国长期的“社会进步论”教育影响之深，即便所谓的“自由派”，也在使用社会达尔文主义的思维。</text:span></text:p>
      <text:p text:style-name="P2"><text:span text:style-name="T1">反犹论调固然可憎，但“反犹”、“反犹太复国主义”、“反以”并非相同的概念，后二者并非种族性的立场，而是一种政治性的立场。以“反犹”为名压制“反以”言论，目的无非是使以色列政策免遭舆论抨击，使其可以对巴勒斯坦人为所欲为。如果国际舆论对巴勒斯坦人的处境继续冷漠下去，那么未来的某天，真正可能会像维尔奈所威胁的，发生更大规模的种族灭绝惨剧。而</text:span><text:span text:style-name="T4">鉴</text:span><text:span text:style-name="T1">于巴勒斯坦所处的极其不利的国际政治环境，发动全球公民社会的舆论支持巴勒斯坦人追求合法权利的斗争，抗议、抵制以色列政府的非法政策，是阻止这一幕惨剧发生的唯一途径。</text:span></text:p>
      <text:p text:style-name="P2"><text:span text:style-name="T1">文章出處：劉波的博客</text:span><text:span text:style-name="T3"><text:line-break/></text:span><text:span text:style-name="T1">http://liubo.blshe.com/post/176/169494</text:span></text:p>
      <text:p text:style-name="P1"><text:span text:style-name="T1">陳真 | 2008.03.29 02:10 | </text:span><text:span text:style-name="T2">#</text:span></text:p>
      <text:p text:style-name="P3"><text:span text:style-name="T1">我覺得一些文章在翻譯上似乎不太誠實,比方說仔仔轉貼的這篇最後說以色列國防部長說他 "決心要把迦薩變成全世界最大的屠殺場".</text:span></text:p>
      <text:p text:style-name="P3"><text:span text:style-name="T1">你想這有可能嗎? 以色列國防部長為何要對自己的行為做出比實情更惡劣的描述? 事實上原文是:</text:span></text:p>
      <text:p text:style-name="P3"><text:span text:style-name="T1">"The more Qassam (rocket) fire intensifies and the rockets reach a longer range, they (the Palestinians) will bring upon themselves a bigger holocaust because we will use all our might to defend ourselves,"</text:span></text:p>
      <text:p text:style-name="P3"><text:span text:style-name="T1">簡單說就是,你(指巴人)殺我越兇,只會讓你自己陷入更多的殺戮,因為我們會傾全力自衛".</text:span></text:p>
      <text:p text:style-name="P3"><text:span text:style-name="T1">這話雖然不中聽,但絕不是什麼我們決心要把你們住的地方變成全世界最大的殺戮場,這樣子的翻譯不應該,居心不良. 以色列的罪行早已罄竹難書,還需要刻意去變造誇大原文來加以抹黑嗎?</text:span></text:p>
      <text:p text:style-name="P3"><text:span text:style-name="T1">我對中文資料或是取自特定團體的文章,很沒信心,就好像民進黨對別人的每一句指控我都會經過查證,因為他們信用不佳.</text:span></text:p>
      <text:p text:style-name="P3"><text:span text:style-name="T1">不管做什麼,信用都很重要,無信則不立不是嗎? 信用不容易建立,但要摧毀它卻很容易.</text:span></text:p>
      <text:p text:style-name="P1"><text:span text:style-name="T1">仔仔 | 2008.03.28 16:44 | </text:span><text:span text:style-name="T2">#</text:span></text:p>
      <text:p text:style-name="P2"><text:span text:style-name="T1">伊斯兰国家抵制巴黎书展</text:span></text:p>
      <text:p text:style-name="P2"><text:span text:style-name="T1">作者：伊光编译 文章来源：(www.islamonline.net)</text:span></text:p>
      <text:p text:style-name="P2"><text:span text:style-name="T1">点击数：201 更新时间：3/17/2008</text:span><text:span text:style-name="T3"><text:line-break/><text:line-break/><text:line-break/></text:span><text:span text:style-name="T1">　　定于3月14日开幕的巴黎国际书展(Salon du Livre)﹐是每年一度的法国文化盛会﹐世界各国数千名作家踊跃参加﹐并在现场向读者签名售书。 这次书展事先宣布将对以色列三十九名犹太人作者授予“荣誉嘉宾”﹐</text:span><text:span text:style-name="T4">鉴</text:span><text:span text:style-name="T1">于以色列对巴勒斯坦人民犯下的最新罪行﹐阿拉伯国家举行集体抗议﹐抵制这次国际书展。</text:span><text:span text:style-name="T3"><text:line-break/><text:line-break/></text:span><text:span text:style-name="T1">　　巴勒斯坦作家协会主席穆塔瓦克尔‧塔哈对法新社记者说﹕“在这个有革命和人权光荣历史的国家﹐向一个种族主义的侵略者表示欢迎﹐对法国的国际影响得不偿失。” 主要的阿拉伯国家﹐如埃及﹑突尼斯﹑阿尔及利亚﹑摩洛哥﹑黎巴嫩﹑沙特阿拉伯﹑伊朗和也门﹐先后发表严正声明﹐指责法国书展的组织者﹐醉翁之意不在酒﹐利用这次国际书展从政治上支持以色列侵略行为。 以色列对巴勒斯坦人民新一轮的迫害和侵犯人权﹐受到西方国家默许﹐并且通过各种“文化”形式表现对阿拉伯国家的传统性</text:span><text:span text:style-name="T4">敌</text:span><text:span text:style-name="T1">视。 这是一次由法国政府监察的国际文化活动﹐在书展中有明显歧视阿拉伯人的迹象﹐如生活在以色列的阿拉伯民族作家一律不被邀请﹐不承认他们的文学价值。</text:span><text:span text:style-name="T3"><text:line-break/><text:line-break/></text:span><text:span text:style-name="T1">　　今年特别邀请以色列作家为“荣誉嘉宾”﹐正值以色列掠夺阿拉伯领土在西方支持下建国六十周年﹐这个举动更反应了法国</text:span><text:span text:style-name="T4">敌</text:span><text:span text:style-name="T1">视阿拉伯人的政治倾向。 由于以色列是今年书展嘉宾﹐所以在展览馆入口处张挂以色列六角标志﹐突出以色列的特殊地位﹐有意伤害阿拉伯人的情绪。 在开幕式上﹐法国总统萨科齐将接见以色列官员﹐表示法国与以色列的友谊和对以色列作家祝贺。 巴黎书展将在3月19日闭幕﹐预计将有二十万人参观﹐是欧洲一次重大传统文化节。</text:span><text:span text:style-name="T3"><text:line-break/><text:line-break/></text:span><text:span text:style-name="T1">　　在原定摆设的许多国家展台﹐因为杯葛而出现展览厅内许多空位﹐对今年书展表示抗议﹐如摩洛哥﹑突尼斯﹑黎巴嫩和阿尔及利亚等这些传统法国殖民地穆斯林国家。 伊斯兰国家组织在书展开幕前曾同法国政府交涉﹐但无效﹐国际伊斯兰教科文组织(ISESCO)向五十个伊斯兰会员国家发出通知﹐集体抵制巴黎书展﹐不得出席任何形式的书展招待会。 声明说﹐由于以色列受到书展荣誉嘉宾﹐使书展的纯洁性受到污染﹐全体穆斯林国家必须向巴勒斯坦兄弟们表示团结和支持他们的解放运动。</text:span><text:span text:style-name="T3"><text:line-break/><text:line-break/></text:span><text:span text:style-name="T1">　　欧洲著名伊斯兰学者塔里格‧拉玛丹博士公开声明支持对巴黎书展杯葛﹐他说这个书展向以色列表示亲切﹐是故意对巴勒斯坦人民的藐视。 他对法国《世界报》记者说﹕“书展选择在以色列大量屠</text:span><text:span text:style-name="T4">杀</text:span><text:span text:style-name="T1">巴勒斯坦人民的犯罪时候﹐授予以色列特殊荣誉﹐这是一个弱智的表现﹐也是一次大错误。”</text:span><text:span text:style-name="T3"><text:line-break/><text:line-break/></text:span><text:span text:style-name="T1">　　以色列对巴勒斯坦加沙地带的新迫害行动﹐用美国新式武器镇压和屠</text:span><text:span text:style-name="T4">杀</text:span><text:span text:style-name="T1">无辜民众﹐十天之内死亡人数超过一百三十人﹐其中有四十个儿童和十三名妇女。 以色列国防部长说﹐他决心把加沙地带变成世界上“最大的屠</text:span><text:span text:style-name="T4">杀</text:span><text:span text:style-name="T1">场”。 阿拉伯和穆斯林国家对日益恶化的巴勒斯坦局势密切关心﹐并且向各种国际组织发出呼吁﹐包括联合国﹐但“国际社会”反应</text:span><text:span text:style-name="T4">迟</text:span><text:span text:style-name="T1">钝﹐大多数西方国家保持沉默﹐激起全世界义愤填膺。 巴黎书展的表现﹐说明西方与以色列联合与穆斯林为</text:span><text:span text:style-name="T4">敌</text:span><text:span text:style-name="T1">﹐而穆斯林必须团结一致自我保护。</text:span><text:span text:style-name="T3"><text:line-break/></text:span><text:span text:style-name="T1">文章來源：http://www.norislam.com/information/Article/news/international/200803/20080317155513_4007.html</text:span><text:span text:style-name="T3"><text:line-break/><text:line-break/></text:span></text:p>
      <text:p text:style-name="P1"><text:span text:style-name="T1">陳真 | 2008.03.28 02:06 | </text:span><text:span text:style-name="T2">#</text:span></text:p>
      <text:p text:style-name="P3"><text:span text:style-name="T1">三萬元可能是警察北北要幫我們買意外險吧?</text:span></text:p>
      <text:p text:style-name="P3"><text:span text:style-name="T1">p.s.: 是懷軒, 不是懷萱.</text:span><text:span text:style-name="T3"><text:line-break/></text:span></text:p>
      <text:p text:style-name="P1"><text:span text:style-name="T1">良哲 | 2008.03.27 20:22 | </text:span><text:span text:style-name="T2">#</text:span></text:p>
      <text:p text:style-name="P2"><text:span text:style-name="T1">現在路邊舉廣告牌的一堆，很好奇她們有無違法，有無被舉報，有無繳三萬.......</text:span></text:p>
      <text:p text:style-name="P2"><text:span text:style-name="T1">不過是舉個牌擺個攤，沒錢繳三萬元。這三萬....是要保證維持路面的乾淨嗎？</text:span></text:p>
      <text:p text:style-name="P2"><text:span text:style-name="T1">意見同三位，就直接站吧。</text:span></text:p>
      <text:p text:style-name="P1"><text:span text:style-name="T1">學姊 | 2008.03.27 16:43 | </text:span><text:span text:style-name="T2">#</text:span></text:p>
      <text:p text:style-name="P3"><text:span text:style-name="T1">三, 三, 三萬元......真沒有聽說過靜站還要繳錢的, 還這麼大筆數目, 若是三十元就當作手續費工本費, 繳了就算了. 可惜想當良民也當不起, 或許只好冒著"違法"風險行動了, 良哲與懷萱的看法呢?</text:span></text:p>
      <text:p text:style-name="P1"><text:a xlink:type="simple" xlink:href="http://palinfo.habago.org/mt-comments.cgi?__mode=red&amp;id=12895"><text:span text:style-name="T2">柳春春阿忠</text:span></text:a><text:span text:style-name="T1"> | 2008.03.27 01:34 | </text:span><text:span text:style-name="T2">#</text:span></text:p>
      <text:p text:style-name="P2"><text:span text:style-name="T1">警方通常都是選擇性執法。依照抗議對象而有不同現場裁量權。</text:span><text:span text:style-name="T3"><text:line-break/></text:span><text:span text:style-name="T1">靜默行動最後的一次，中午行經捷運民權西路站，有數位夥伴在站外白色人行道上發送傳單，站務員馬上就出來阻止了並聲稱：白色人行道屬捷運公司，任何人都不可在此範圍內發送傳單。</text:span><text:span text:style-name="T3"><text:line-break/></text:span><text:span text:style-name="T1">不過後來我在電視新聞裡瞧見，公投促進會(還是非核家園)的人，就在捷運出口外的人行道上發送傳單。還訪問了林義雄。</text:span></text:p>
      <text:p text:style-name="P2"><text:span text:style-name="T1">上次在馬蕭前可以順利進行，最大因素應該是我們對馬蕭總部沒有任何"碰撞"。於是一場原本應該依照違反集會遊行法規定處置的站樁安安靜靜的進行了。</text:span></text:p>
      <text:p text:style-name="P2"><text:span text:style-name="T1">我對那三萬元保證金深深不能接受。</text:span><text:span text:style-name="T3"><text:line-break/></text:span><text:span text:style-name="T1">整個人呆了。</text:span><text:span text:style-name="T3"><text:line-break/></text:span><text:span text:style-name="T1">我如果有三萬元，我寧願買三萬元的汽油又或是三萬元的公車廣告.......。</text:span></text:p>
      <text:p text:style-name="P1"><text:span text:style-name="T1">陳真 | 2008.03.26 23:07 | </text:span><text:span text:style-name="T2">#</text:span></text:p>
      <text:p text:style-name="P3"><text:span text:style-name="T1">請學姐裁決或是看大家的意思,我覺得沒必要這麼 "守法".</text:span></text:p>
      <text:p text:style-name="P3"><text:span text:style-name="T1">集遊法也未免太惡劣了,要拿三萬元保證啥呢?! 真是荒唐.</text:span></text:p>
      <text:p text:style-name="P3"><text:span text:style-name="T1">但我不了解,若依法論法,為什麼在馬營的那次舉牌卻又可以做? 難道他們也繳了三萬元,我們只是 "借用" 他們的這項已付費的權利?</text:span></text:p>
      <text:p text:style-name="P3"><text:span text:style-name="T1">今天若是窮人,準備抗議生存問題,拿不出三萬元,難道連靜靜地站在路邊兩個小時的權力也因此就被剝奪? 乾脆規定繳三百萬保證金,台灣從此就安和樂利沒有幾個人有本 "錢" 搞抗爭了.</text:span></text:p>
      <text:p text:style-name="P1"><text:a xlink:type="simple" xlink:href="http://palinfo.habago.org/mt-comments.cgi?__mode=red&amp;id=12888"><text:span text:style-name="T2">柳春春阿忠</text:span></text:a><text:span text:style-name="T1"> | 2008.03.26 17:21 | </text:span><text:span text:style-name="T2">#</text:span></text:p>
      <text:p text:style-name="P2"><text:span text:style-name="T1">今日下午前往大安分局送件，不順利，喵的。</text:span></text:p>
      <text:p text:style-name="P2"><text:span text:style-name="T1">因我們只有定點站立發傳單，所以我乖乖的勾選：集會。</text:span><text:span text:style-name="T3"><text:line-break/></text:span><text:span text:style-name="T1">大安分局督察組警員說：但集會需至台北市新工處申請需繳交保證金三萬銀兩。整個傻眼。</text:span></text:p>
      <text:p text:style-name="P2"><text:span text:style-name="T1">我欲現場直接變更為勾選：遊行。員警說：這樣很怪！</text:span></text:p>
      <text:p text:style-name="P2"><text:span text:style-name="T1">目前可能的變更：</text:span><text:span text:style-name="T3"><text:line-break/></text:span><text:span text:style-name="T1">1.就不申請集會或遊行。摸喇仔兼洗褲，順便違反集會遊行法。</text:span><text:span text:style-name="T3"><text:line-break/></text:span><text:span text:style-name="T1">2.申請集會，需一筆三萬元保證金！</text:span><text:span text:style-name="T3"><text:line-break/></text:span><text:span text:style-name="T1">3.申請遊行，並更改定點站立為由師大路和平東路一段口往東行走至新生南路右轉直走過台大校門口對面，羅斯福路右轉直走，至和平東路右轉直走，到師大路和平東路一段口。這樣剛好一圈。行走距離比較長（我再補圖說上來）。</text:span><text:span text:style-name="T3"><text:line-break/></text:span><text:span text:style-name="T1">4.申請遊行，但繞行範圍只有和平東路一段師大路與師大校門口這一小段(來回約兩百公尺)。</text:span></text:p>
      <text:p text:style-name="P2"><text:span text:style-name="T1">各位覺得如何？</text:span></text:p>
      <text:p text:style-name="P1"><text:span text:style-name="T1">張澈 | 2008.03.25 15:20 | </text:span><text:span text:style-name="T2">#</text:span></text:p>
      <text:p text:style-name="P3"><text:span text:style-name="T1">按民進黨自己的"愛台灣"邏輯, 金美齡的表現不是最不"愛台灣"的嗎? 說不要讓美國人的兒子當總統, 是誰在911時降半旗?</text:span><text:span text:style-name="T3"><text:line-break/></text:span><text:span text:style-name="T1">納粹的種族主義起碼還不會有把猶太人當偶像的這種一致性, 民進黨卻連這樣的一致性都沒有, 所有的原則都只是奪權的手段.</text:span><text:span text:style-name="T3"><text:line-break/></text:span><text:span text:style-name="T1">我真擔心這次大輸之後他們學到"教訓"而開始"變好", 四年之後又輪替一次, 到時只怕變本加厲, 為惡更甚.</text:span></text:p>
      <text:p text:style-name="P1"><text:span text:style-name="T1">陳真 | 2008.03.25 12:08 | </text:span><text:span text:style-name="T2">#</text:span></text:p>
      <text:p text:style-name="P2"><text:span text:style-name="T1">選後身心舒暢,像吃了通便丸似的,彷彿能把什麼毒素穢物都給清除了. 若不是大勝,若只是贏個幾十萬票,絕無此效果.</text:span></text:p>
      <text:p text:style-name="P2"><text:span text:style-name="T1">所謂國策顧問金美齡説,投馬蕭的都不是台灣人,既然馬蕭贏了,那她就要 "放棄台灣",專心做日本人.</text:span></text:p>
      <text:p text:style-name="P2"><text:span text:style-name="T1">我與她心境類似,只是內在想法完全相反,原本打算馬英九若選輸,我們就想辦法移民. 這不是因為我很關心經濟,也不是因為我反對任何一種政治主張,而只是因為孔子說的 "邦無道,則卷而懷之",打包走路的意思. 他還説,"道不行,乘桴浮於海". 如果連這麼基本的是非善惡都能扭曲破壞殆盡,如果連這麼荒唐且明顯的惡行,人們都能無動於衷,而整天只關心什麼台灣人中國人之類的族群鬥爭,那我還留在這個鬼島上做什麼呢? 我不如到海上去漂流吧.</text:span></text:p>
      <text:p text:style-name="P2"><text:span text:style-name="T1">這次選舉,讓我對人性最基本的善恢復一點信心,它終究凌駕在邪門歪道的各種技巧之上,狡詐者並不會因其靈活善騙而永久取得優勢,時間總是能夠讓渣滓沉澱,回到是非善惡的基本盤.</text:span></text:p>
      <text:p text:style-name="P2"><text:span text:style-name="T1">不管是誰,只要他為惡毫無尺度,只要他不擇手段,只要他超過這條人性的底線,理應都該受到人們的鄙夷與唾棄.</text:span></text:p>
      <text:p text:style-name="P2"><text:span text:style-name="T1">公開寫許多文章反民進黨至少也反了十年了,並且也從中飽受折磨與傷害甚至一些能得應得的權益卻被剝奪,不下於過去國民黨及其支持者對我們所做的,但實在很讓人感到窩囊,選後我竟然接到許多同事的慰問;</text:span></text:p>
      <text:p text:style-name="P2"><text:span text:style-name="T1">實在很納悶! 他們大多看過我的文章,難道看不出來一個人如果真的會重視他文章裏所講的那些價值時,他怎麼可能還會支持這樣一個什麼事都幹得出來的劣質政黨?</text:span></text:p>
      <text:p text:style-name="P2"><text:span text:style-name="T1">一個人如果他真的相信自己在過去黨外時期所為之承受各種折磨的各種善良價值,他怎麼可能不老早就痛恨這樣一個不擇手段視價值如屁的黨?</text:span></text:p>
      <text:p text:style-name="P2"><text:span text:style-name="T1">我對民進黨的痛恨,言語無法形容,正如當年之痛恨國民黨,甚至有過之無不及.</text:span></text:p>
      <text:p text:style-name="P2"><text:span text:style-name="T1">這個恨不是始自今日,而是始自十幾年前.比方說陳水扁剛當上立委時,我就給他一個封號叫 "大壞蛋",我說不管藍綠,政壇上沒有人能比他更壞更不擇手段.</text:span></text:p>
      <text:p text:style-name="P2"><text:span text:style-name="T1">想不到到了現在,周圍這些過去素昧平生的同事們卻竟然認為我是綠的,這真是一種讓人難以忍受的窩囊與恥辱.</text:span></text:p>
      <text:p text:style-name="P1"><text:span text:style-name="T1">陳真 | 2008.03.23 14:10 | </text:span><text:span text:style-name="T2">#</text:span></text:p>
      <text:p text:style-name="P3"><text:span text:style-name="T1">沒錯,聽話則一切 ok, 否則就 "解放". 所謂民主人權自由平等云云,往往只是一種鬥爭工具.</text:span></text:p>
      <text:p text:style-name="P3"><text:span text:style-name="T1">當價值變成一種手段一種工具,價值便一文不值.</text:span></text:p>
      <text:p text:style-name="P3"><text:span text:style-name="T1">政客玩價值,所謂自由開明的文人雅士專家學者更是此中高手,有過之無不及. 沽名釣譽裝腔作勢長袖擅舞,既有福利,又有美名.</text:span></text:p>
      <text:p text:style-name="P3"><text:span text:style-name="T1">一個人的所謂理想,有無價值,是真或假,就看一件事,看他為此付出多少代價. 這代價不光是指的坐牢或退學槍斃之類,而是更深沉的,指的一種無所不在全面性的生存挫折與痛苦.</text:span></text:p>
      <text:p text:style-name="P3"><text:span text:style-name="T1">維根斯坦說過一句話挺有道理,他說,思想的價值是要付出代價的,代價越高,價值也越深刻.</text:span></text:p>
      <text:p text:style-name="P3"><text:span text:style-name="T1">因此,重要的不是聽一個人 "說" 什麼,也不是看他 "做" 什麼,而是看他 "是" 什麼.</text:span></text:p>
      <text:p text:style-name="P3"><text:span text:style-name="T1">"是", 翻譯成英文就是 being,一種存在方式,簡單說就是你怎麼活在這世上.</text:span></text:p>
      <text:p text:style-name="P3"><text:span text:style-name="T1">嘴巴裏喊耶穌喊媽祖是毫無意義的,聖經背得滾瓜爛熟也沒用,這些東西有多少價值,就看你為它承受多少痛苦. 我不相信這樣一種教徒: 過得很爽,生活無憂,品學兼優,老少咸宜,飛黃騰達,眾人稱羨.</text:span></text:p>
      <text:p text:style-name="P3"><text:span text:style-name="T1">一個真正的教徒,他的遭遇或處境是不可能被眾人所羨慕的,理應眾人避之唯恐不及才對. 實踐一種理想如果那麼爽那麼好康,理想還需要鼓勵嗎? 大家早就搶破頭去實踐了.</text:span></text:p>
      <text:p text:style-name="P3"><text:span text:style-name="T1">一個真正的教徒,他不一定得去 "做" 什麼,更不用說去 "說" 什麼, 但他必須 "是" 什麼,這個 "是", 不是某一種行為或某一段義舉,這個 "是" 就是生命的樣貌本身,也就是他究竟是如何活在這世上.</text:span></text:p>
      <text:p text:style-name="P3"><text:span text:style-name="T1">我總相信美感足以救世界,因為世界的良莠就跟人們怎麼看待是非美醜的能力與方式有關. 孔子說得對,"惡紫之奪朱",可怕的不是黑色黃色,因為人們很容易就能看清楚他們與紅色的不同,可怕的是紫色,因為你若聽其言("說")觀其行("做"),你會誤以為他就 "是" 紅色,但他其實不但不是以 "紅色" 的生活方式存在這世上,反倒是靠這樣的魚目混珠來左右逢源名利雙收.</text:span></text:p>
      <text:p text:style-name="P3"><text:span text:style-name="T1">許多時候,當我看到有人爽爽地優雅地對著社會大眾 "呼籲" 些什麼理想或叫大家應該關心些什麼時,我總有一種想吐的厭惡感. 在我的美學字典裏, 沒有比這更醜陋的人事物了.</text:span></text:p>
      <text:p text:style-name="P1"><text:span text:style-name="T1">魚客 | 2008.03.23 11:42 | </text:span><text:span text:style-name="T2">#</text:span></text:p>
      <text:p text:style-name="P2"><text:span text:style-name="T1">在美國看來, 海珊如果有什麼錯,不是錯在他擁有太多石油卻沒有足夠武力來保護這些寶物.而是錯在自以為是的不聽美國老大的話，只要海珊老老實實的做美國的狗，所做一切為自己的主子有利，美國人肯定不會讓他下臺，換言之有人打狗他還會為他出頭。</text:span><text:span text:style-name="T3"><text:line-break/></text:span><text:span text:style-name="T1">為什麽美國等西方國家動輒對大陸指指點點，一個很簡單的理由就是不完全聽美國的話。這個也就是美國需要台灣做狗的原因。如果一旦大陸完全倒入美國的懷抱，台灣就連做狗的資格都沒有了，</text:span><text:span text:style-name="T3"><text:line-break/></text:span><text:span text:style-name="T1">想想蔣介石統治大陸的時候，台灣算個什麽？那時的蔣介石政府是不是美國人的一條狗？</text:span><text:span text:style-name="T3"><text:line-break/></text:span><text:span text:style-name="T1">美國人需要的是夠，不是人！</text:span></text:p>
      <text:p text:style-name="P1"><text:span text:style-name="T1">林長青 | 2008.03.21 23:33 | </text:span><text:span text:style-name="T2">#</text:span></text:p>
      <text:p text:style-name="P3"><text:span text:style-name="T1">我的觀察</text:span><text:span text:style-name="T3"><text:line-break/></text:span><text:span text:style-name="T1">台灣對人權的看法是很詭異的,碰到西藏暴動的時候,講的是人權,認為萬惡共匪罪不可赦</text:span><text:span text:style-name="T3"><text:line-break/></text:span><text:span text:style-name="T1">可是當遇到移民署刁難與言語中國新娘的時候,泛綠政黨與其支持者就會拿出"移民署傷人還是飛彈傷人"這種論調</text:span><text:span text:style-name="T3"><text:line-break/></text:span><text:span text:style-name="T1">泛藍的支持者怎樣想我不知道</text:span><text:span text:style-name="T3"><text:line-break/></text:span><text:span text:style-name="T1">不過我知道有些泛藍的支持者,特別是北部,確實認為南部鄉下是個粗鄙的地方,居住著聽到馬英九加油就會抓狂的泛綠暴民,這也是一種歧視</text:span></text:p>
      <text:p text:style-name="P3"><text:span text:style-name="T1">我覺得不是人權教育失敗 是根本沒教育</text:span><text:span text:style-name="T3"><text:line-break/></text:span><text:span text:style-name="T1">人民被政客教育的似是而非</text:span><text:span text:style-name="T3"><text:line-break/></text:span><text:span text:style-name="T1">我念書的年代沒有教育人權這回事</text:span><text:span text:style-name="T3"><text:line-break/></text:span><text:span text:style-name="T1">現在好像有 可是不知道實際是怎樣</text:span><text:span text:style-name="T3"><text:line-break/></text:span></text:p>
      <text:p text:style-name="P1"><text:span text:style-name="T1">林長青 | 2008.03.21 23:16 | </text:span><text:span text:style-name="T2">#</text:span></text:p>
      <text:p text:style-name="P2"><text:span text:style-name="T1">我想我看懂阿泰先生想要說的了</text:span><text:span text:style-name="T3"><text:line-break/></text:span><text:span text:style-name="T1">我認為</text:span></text:p>
      <text:p text:style-name="P2"><text:span text:style-name="T1">他認定只要提到了"自殺"就是變相鼓勵</text:span><text:span text:style-name="T3"><text:line-break/></text:span><text:span text:style-name="T1">剩下的就是不斷的跳針跟沒邏輯的對比</text:span><text:span text:style-name="T3"><text:line-break/></text:span><text:span text:style-name="T1">就像是做得很爛的搜尋引擎</text:span><text:span text:style-name="T3"><text:line-break/></text:span><text:span text:style-name="T1">當你的文章裡面 有老蔣 有小蔣 有國民黨</text:span><text:span text:style-name="T3"><text:line-break/></text:span><text:span text:style-name="T1">有自殺</text:span><text:span text:style-name="T3"><text:line-break/></text:span><text:span text:style-name="T1">就會把相關的"連結"取出來 然後指責</text:span></text:p>
      <text:p text:style-name="P1"><text:span text:style-name="T1">陳真 | 2008.03.21 00:02 | </text:span><text:span text:style-name="T2">#</text:span></text:p>
      <text:p text:style-name="P3"><text:span text:style-name="T1">樓下仁兄/仁姐道德感異於常人. 我對回應這樣一些異於尋常的傻話,老實說覺得很痛苦...今天就算是教育一個三歲小孩,恐怕也不至於低能到這樣的地步.</text:span></text:p>
      <text:p text:style-name="P3"><text:span text:style-name="T1">1. 海珊迫害的對象主要是庫德族人,美國給他生化武器助其大規模殺害之,並且阻撓世人的譴責,並且冊封當時為非作歹的海珊是民主世界的忠實盟友.</text:span></text:p>
      <text:p text:style-name="P3"><text:span text:style-name="T1">2. 當海珊失去利用價值,當海刪根本沒有為惡能力時,卻反而捏造一千個謊言,誣指說他有生化武器(但其實大家都知道他沒有),義正詞嚴地殺死對方幾百萬人.</text:span></text:p>
      <text:p text:style-name="P3"><text:span text:style-name="T1">你不覺得美國這樣的作為有哪裡不對?</text:span></text:p>
      <text:p text:style-name="P3"><text:span text:style-name="T1">不說伊拉克就說中國吧,中國也整天為非作歹不是嗎? 連個宗教自由也沒有. 這兩天甚至還不成比例地鎮壓西藏人民,難道台灣可以以此為藉口,聯合老美及歐洲各國,義正詞嚴地殺掉幾億個中國人(如果殺得掉的話),然後說這是為了解放西藏維護正義幫助弱小?</text:span></text:p>
      <text:p text:style-name="P3"><text:span text:style-name="T1">今天美國的武力如果遠遠超過中國,我敢保證他百分之一萬肯定會這麼幹.</text:span></text:p>
      <text:p text:style-name="P3"><text:span text:style-name="T1">在美國看來, 海珊如果有什麼錯,就錯在他擁有太多石油卻沒有足夠武力來保護這些寶物. 正如十九世紀苦難的中國一樣,列強瓜分各擁山頭,強取豪奪姦殺擄掠樣樣來, 只要是人,理應都該對此感到憤怒才對.</text:span></text:p>
      <text:p text:style-name="P3"><text:span text:style-name="T1">如果拳頭就是真理,如果這一切侵略都能被合理化,世界將永無寧日.</text:span></text:p>
      <text:p text:style-name="P1"><text:span text:style-name="T1">agnostic | 2008.03.20 23:12 | </text:span><text:span text:style-name="T2">#</text:span></text:p>
      <text:p text:style-name="P2"><text:span text:style-name="T1">苏联红军为非作歹，但是出于抵抗纳粹的目的，英美盟军依然给于红军大力支援。两害相较取其轻者，美国支持萨达姆打极端主义的伊朗，有什么好奇怪的，有什么可以指责的？？？老蒋为了抗日也只能和共党和谈，一样的道理。</text:span></text:p>
      <text:p text:style-name="P1"><text:a xlink:type="simple" xlink:href="http://palinfo.habago.org/mt-comments.cgi?__mode=red&amp;id=12794"><text:span text:style-name="T2">柳春春阿忠</text:span></text:a><text:span text:style-name="T1"> | 2008.03.20 15:38 | </text:span><text:span text:style-name="T2">#</text:span></text:p>
      <text:p text:style-name="P3"><text:span text:style-name="T1">日期如果沒有異議，下週會送件到大安分局。</text:span></text:p>
      <text:p text:style-name="P3"><text:span text:style-name="T1">依照柳春春這前三次團練一路唸下來的感想，聽著聽著很容易打瞌睡或是晃神，維根斯坦的學生聽著聽著應該也很容易打瞌睡唄......。</text:span></text:p>
      <text:p text:style-name="P1"><text:span text:style-name="T1">陳真 | 2008.03.20 15:04 | </text:span><text:span text:style-name="T2">#</text:span></text:p>
      <text:p text:style-name="P2"><text:span text:style-name="T1">對不起,為我一人而日期搞不定. 我看就這樣好了,4 月 12日上午聊天,下午站樁如何? 5月則是 5.17 上午聊天,下午站樁. 就先訂這兩個日期吧. 若無異議,就這樣決定.麻煩阿忠提出申請.</text:span></text:p>
      <text:p text:style-name="P2"><text:span text:style-name="T1">聊天不對外開放很好,這樣可能比較有團練的氣氛.</text:span></text:p>
      <text:p text:style-name="P2"><text:span text:style-name="T1">至於維根斯坦學生所抄的美學上課筆記,我還是會寄給懷軒及良哲,可能等下周或下下周才寄吧. 只好請兩位自修.</text:span></text:p>
      <text:p text:style-name="P2"><text:span text:style-name="T1">其實這些上課筆記若維根斯坦知道,可能會氣死吧我想,因為斷章取義而且記錄上語焉不詳,很多聽起來不像是維根斯坦會同意的想法. 他一直很反對學生抄筆記. 我也是這麼覺得,因為你很難記錄一種聊天式的東西.</text:span></text:p>
      <text:p text:style-name="P1"><text:a xlink:type="simple" xlink:href="http://palinfo.habago.org/mt-comments.cgi?__mode=red&amp;id=12792"><text:span text:style-name="T2">柳春春阿忠</text:span></text:a><text:span text:style-name="T1"> | 2008.03.20 11:58 | </text:span><text:span text:style-name="T2">#</text:span></text:p>
      <text:p text:style-name="P3"><text:span text:style-name="T1">柳春春聊天目前決定不開放對外。嗯嗯。</text:span><text:span text:style-name="T3"><text:line-break/></text:span><text:span text:style-name="T1">在陳真上台北那週的週六早上或是週日下午，可乎？</text:span></text:p>
      <text:p text:style-name="P3"><text:span text:style-name="T1">四月份站樁行動(暫稱)要提早至329當天？</text:span></text:p>
      <text:p text:style-name="P1"><text:span text:style-name="T1">魚客 | 2008.03.19 23:13 | </text:span><text:span text:style-name="T2">#</text:span></text:p>
      <text:p text:style-name="P2"><text:span text:style-name="T1">華人整體道德的墮落已經給於這個民族帶來的深重的災難。雖然不乏有良知的華人吶喊，感覺好像太少太少。好像幾千年來多少優良的傳統就在這短短的三十年間遺失殆盡。</text:span><text:span text:style-name="T3"><text:line-break/></text:span><text:span text:style-name="T1">無意間飄到這個海峽對面的網站，感覺到這裡還有有良知的中國人，中國人的一切交給一個嗜血的利益集團帝國手中，無論大陸還是台灣後果不言而喻。大陸近三十年的發展感覺就是選錯了方向，三十年的綏靖換來的是美國更加的嗜血。</text:span><text:span text:style-name="T3"><text:line-break/></text:span><text:span text:style-name="T1">現在正是國難當頭，無論大陸和台灣，中國人自己還不考慮好自己的路，那只有去做狗的命了。</text:span></text:p>
      <text:p text:style-name="P1"><text:span text:style-name="T1">陳真 | 2008.03.19 21:50 | </text:span><text:span text:style-name="T2">#</text:span></text:p>
      <text:p text:style-name="P3"><text:span text:style-name="T1">有位朋友轉述他奶奶的一段話,引為 "趣談". 他奶奶看到電視上出現外國黑人官員,竟脫口而出說: "哎唷,怎麼猴子也會穿西裝?!"</text:span></text:p>
      <text:p text:style-name="P3"><text:span text:style-name="T1">你也許會說,這位阿婆沒受教育,不知文明為何物,故有此言. 可是,大學生研究生,受教育程度夠高了吧,但幾個人真的會對這幾年的族群挑撥與醜化抹黑感到憤恨?! 恐怕少之又少.</text:span></text:p>
      <text:p text:style-name="P3"><text:span text:style-name="T1">海外留學生受教育程度也算高吧,但不過就在十年前,當我剛踏上英國時,竟然發現台灣人默默忍受英國大街小巷諸多種族歧視,這樣的事並非始自當年,而是由來已久,但台灣人卻默默忍受之,甚至視為理所當然,因為他們相信黃種人 "當然" 比白人矮一等,被歧視是 "應該的".</text:span></text:p>
      <text:p text:style-name="P3"><text:span text:style-name="T1">這還不夠荒謬,最荒謬的是,我本以為當我登高一呼,發表 "給英國人的一封公開信",以各種方式反抗白人對非白人的歧視言行時,同胞們必然會起而響應,結果真的出乎我意料之外,結果竟然是我變成留學生的公敵,因為我拆穿了他們對國內未曾留洋的同胞們之諸多浪漫建構與吹噓.</text:span></text:p>
      <text:p text:style-name="P3"><text:span text:style-name="T1">當西方人普遍認為種族歧視是他們的一個重要社會問題時,台灣留學生卻異口同聲說 "英國根本沒有種族歧視這回事".人家英國人歷年來民調總是大約有三分之一的人認為這問題 "十分嚴重",台灣人卻用盡一切抹黑造謠醜化的手段想堵住我的嘴巴,硬要說英國根本不存在種族歧視.</text:span></text:p>
      <text:p text:style-name="P3"><text:span text:style-name="T1">真是很荒唐,這些留學生難道整天躲在山洞裏,不看電視不看報紙,故對英國社會一無所知?</text:span></text:p>
      <text:p text:style-name="P3"><text:span text:style-name="T1">CARD (反種族歧視運動)真是我一生中最痛苦的一段社運經歷,飽受污名及旁人絕對難以想像的各種折磨,折磨者不是來自西方人,而是竟然來自被歧視的台灣 "同胞". 經過 CARD 一役,我對人性的理解深度以及對於折磨的忍受度,大概相當於閉關修行至少五百年的功力.</text:span></text:p>
      <text:p text:style-name="P3"><text:span text:style-name="T1">台灣人心理上有多麼不健康,由此可見一斑. 我記得,當我把公開信寄給劍橋當地一位英國國會議員時,他隔天馬上派人登門拜訪,表示支持與歉意. 雖說此舉帶有安撫意味,但台灣 "駐英代表處" 及其外圍留學生組織算是 "自己人" 吧? 他們又是怎麼對待我的呢? 簡單說,所有你在選舉中所能想像或所無法想像的糟蹋人傷害人的方式,他們全用在我身上.</text:span></text:p>
      <text:p text:style-name="P3"><text:span text:style-name="T1">他們這樣做,為的是什麼? 據說為的是不要影響英台兩國關係.可是,如果你真的這麼相信,那你對人性就太不了解了. 同胞們之所以拼命討好傷害他們的洋人,反倒努力傷害為了同胞起而反抗者,絕不是為了鞏固什麼英台兩國關係,真正的原因可以說就是兩個字: 窩囊!</text:span></text:p>
      <text:p text:style-name="P3"><text:span text:style-name="T1">窩囊者喜歡比較,比上不足比下有餘,於是遇強則弱,遇弱則強,看到他認為 "不如己者" 或可以任意傷害者,就擺架子就顧盼自雄就吹噓不斷就嘲笑連連,遇到他認為高自己一等或足以賞賜飯碗提攜前途者,就立刻自動矮一截,像個小李子似的很窩囊.</text:span></text:p>
      <text:p text:style-name="P3"><text:span text:style-name="T1">總之,我們心裏根本不存在什麼文明觀念與素養,而只存在強弱比較. 台灣人不但崇洋,不但哈美哈英哈日哈韓,幾乎可以預見,有一天恐怕也會哈中. 當這一天到來,就算被大陸同胞歧視,台灣人也會甘之如貽視為 "應該的",正如我們現在對大陸人的歧視與羞辱,絕大部份人也會認為這是應該的,絲毫不以為恥.</text:span></text:p>
      <text:p text:style-name="P3"><text:span text:style-name="T1">雖說各國都有歧視,但西方人視之為問題而想改善. 可怕之處不在於問題本身,而在於我們根本不當它是個問題.</text:span></text:p>
      <text:p text:style-name="P3"><text:span text:style-name="T1">這仍然回到之前說的善惡,民進黨之所以可怕,不在於其為惡的規模大小,而在於他根本不在乎什麼善惡,他心裏並不存在善惡觀念,而只存在輸贏. 只要能贏,一切都可以當成手段.</text:span></text:p>
      <text:p text:style-name="P1"><text:span text:style-name="T1">良哲 | 2008.03.19 17:23 | </text:span><text:span text:style-name="T2">#</text:span></text:p>
      <text:p text:style-name="P2"><text:span text:style-name="T1">轉貼趙剛發表的評論一則。</text:span></text:p>
      <text:p text:style-name="P2"><text:span text:style-name="T1">「這個「民主進步黨」廣告正踐踏著十幾億活著的人的尊嚴；這些「中國人員」幾乎被以「禽獸」視之。這幾乎是可以想像的最惡劣的種族主義話語，違反了當代文明社會的最低道德標準。當代也只有歐洲的少數准法西斯邊緣團體才會說出這種話，但是在台灣，這是執政黨的語言。」</text:span></text:p>
      <text:p text:style-name="P2"><text:span text:style-name="T1">「台灣的漢人並沒有在「民主政治」中學會如何包容差異、欣賞差異，並進而在差異中反求諸己。這造就了傲慢的、麻辣的、殘忍的台灣漢人一代，對外，以同文同種的「中國人員」作為仇恨靶子，對內，則歧視壓迫原住民、「外勞」、「外籍新娘」與樂生院民。應答弱勢者呼喊的不是傾聽的對話，而是轟隆隆的推土機。藍綠，兄弟也。」</text:span><text:span text:style-name="T3"><text:line-break/></text:span><text:span text:style-name="T1">=================================</text:span><text:span text:style-name="T3"><text:line-break/></text:span><text:span text:style-name="T1">中國時報 2008.03.19　</text:span><text:span text:style-name="T3"><text:line-break/></text:span><text:span text:style-name="T1">道德沉淪最嚴重的一頁</text:span><text:span text:style-name="T3"><text:line-break/></text:span><text:span text:style-name="T1">趙剛</text:span></text:p>
      <text:p text:style-name="P2"><text:span text:style-name="T1">　新世紀以來，每一次的選舉都是一次社會基本道德及語言的向下運動。不幸的是，這個向下不是自由落體，而是螺旋以降，一次一轉，每轉愈下。八年下來，社會的道德水位幾乎見底，但集體危機感卻因分段下降缺乏震盪而沒有形成。</text:span></text:p>
      <text:p text:style-name="P2"><text:span text:style-name="T1">　八年了，我們當然還沒有滅亡，於是就突變為一種道德耐旱的生物。雖然物競天擇，適者生存，但顯然僅僅生存並不是件多麼可以誇耀的事；政客說：「人不是豬，哪能只在乎經濟」。善哉斯言。但似乎也只有從這個角度才能真正理解將近兩年前凱達格蘭大道前的民眾怒吼。</text:span></text:p>
      <text:p text:style-name="P2"><text:span text:style-name="T1">　這次的總統大選也不例外，螺旋依舊向下運動，前兩天擺盪到了一歷史新低。這個新低有兩個「支撐點」，一個是「非請莫入的神聖私有財產權」。沒有如美國人般的殘忍──「在美國，對入侵者早就把他殺死了」，我們則不流血地捍衛了這個價值。另一個則是「汝不可褻瀆亡者」（活著的還行啦）。這比上一個價值還更獲得普世性的支持，幾乎是唯一的超越藍綠道德停損點。有趣的是，這兩個價值都侷限在「私德」範圍內。</text:span></text:p>
      <text:p text:style-name="P2"><text:span text:style-name="T1">　但是螺旋向下的運動未見歇勢。昨（十八）日的報上看到半版廣告，以三個男子背對鏡頭小便為背景，用猩紅字作標題：「一中市場後，公園變公廁，談吐便吐痰」。釋文：「中國人員大量流入，成群結隊大聲喧嘩、隨便插隊、猛搶座位、隨地吐痰便溺……台灣人，您準備好了嗎？」。廣告底部結語：「馬英九一中共同市場，生活品質災難一場。」</text:span></text:p>
      <text:p text:style-name="P2"><text:span text:style-name="T1">　歷史將記著，這是台灣式選舉所併發的集體道德感向下沈淪的最嚴重一波。在朝野共同捍衛某一死者的尊嚴時，這個「民主進步黨」廣告正踐踏著十幾億活著的人的尊嚴；這些「中國人員」幾乎被以「禽獸」視之。這幾乎是可以想像的最惡劣的種族主義話語，違反了當代文明社會的最低道德標準。當代也只有歐洲的少數准法西斯邊緣團體才會說出這種話，但是在台灣，這是執政黨的語言。</text:span></text:p>
      <text:p text:style-name="P2"><text:span text:style-name="T1">　我們幾乎忘了，沒有多久（了不起一個世代）之前，台灣觀光客在海外的形象也是如此，但沒有外國媒體或外國執政黨曾這般規模地公開羞辱過台灣人。誰說觀光客非得如何如何，阿匹婆不也有她可愛的土氣？為何「中國人員」「土」了一點，就如此不堪呢？己所不欲，勿施於人。</text:span></text:p>
      <text:p text:style-name="P2"><text:span text:style-name="T1">　台灣要求被國際承認，但卻立身於國際文明準則之外。我們可以批評中共政權對西藏人民的武力鎮壓，我們可以不同意中國大陸的某些制度，但是我們不應該種族主義地（或「文明主義」地）輕蔑、仇視中國的人民。如果不警醒，這種語言將一步步地螺旋降到法西斯主義，而那是海嘯巨災。「台灣人，您準備好了嗎？」</text:span></text:p>
      <text:p text:style-name="P2"><text:span text:style-name="T1">　多元文化這個詞在台灣，經過這場選舉，更加肯定是個沒有心肝的修辭。台灣的漢人並沒有在「民主政治」中學會如何包容差異、欣賞差異，並進而在差異中反求諸己。這造就了傲慢的、麻辣的、殘忍的台灣漢人一代，對外，以同文同種的「中國人員」作為仇恨靶子，對內，則歧視壓迫原住民、「外勞」、「外籍新娘」與樂生院民。應答弱勢者呼喊的不是傾聽的對話，而是轟隆隆的推土機。藍綠，兄弟也。</text:span></text:p>
      <text:p text:style-name="P2"><text:span text:style-name="T1">　台灣有她的悲情，因為這個悲情而來的某些企求，是可以理解的，但即使只為自身企求故，也不能把這個悲情無限上綱發揮殆盡；凡我皆為可愛，凡彼皆為可憎。若是這樣，這個悲情就將自我瓦解一切合理的企求。</text:span></text:p>
      <text:p text:style-name="P2"><text:span text:style-name="T1">　不妨說得更直白些：要建立一個國家，也得要建立一個立國的理念，一個可以存在於人類文明之林的群體理念。誠然，因為淺顯的理由，人不是豬，但人也不能以獨狼的尊嚴為目標自立自存──這也應是極為淺顯的。（作者為東海大學社會系教授，台社成員）</text:span><text:span text:style-name="T3"><text:line-break/></text:span></text:p>
      <text:p text:style-name="P1"><text:span text:style-name="T1">陳真 | 2008.03.19 14:31 | </text:span><text:span text:style-name="T2">#</text:span></text:p>
      <text:p text:style-name="P3"><text:span text:style-name="T1">中時</text:span></text:p>
      <text:p text:style-name="P3"><text:span text:style-name="T1">江霞：歸國投馬藝人 不用當人看</text:span></text:p>
      <text:p text:style-name="P3"><text:span text:style-name="T1">更新日期:2008/03/19 04:33 吳于珊、許惠就綜合報導</text:span></text:p>
      <text:p text:style-name="P3"><text:span text:style-name="T1">楊烈等十多位挺綠藝人昨晚在板橋長昌北縣競選總部舉辦「藝人挺長昌晚會」，行政院張俊雄夫婦也到場。挺綠的江霞昨晚則在苗栗縣苑裡鎮長昌造勢會上，抨擊從海外回國支持馬蕭的藝人，趕在選舉前回來投票，選後就回僑居地，這種人根本不愛台灣，也不用把他們當人看。</text:span></text:p>
      <text:p text:style-name="P3"><text:span text:style-name="T1">===================</text:span></text:p>
      <text:p text:style-name="P3"><text:span text:style-name="T1">有句話說: "愛國是惡棍最後的庇護所";過去半個多世紀來,籠罩台灣上空的就是 "愛國" 這團烏雲. 從愛中華到愛台灣,從龍的傳人到正港的台灣郎,玩的全是同一套吃人的把戲.</text:span></text:p>
      <text:p text:style-name="P3"><text:span text:style-name="T1">至於抹黑鬥臭斷章取義刻意扭曲,當然也不是民進黨專利,只是這個黨這方面天份較高,玩得爐火純青,綠出於藍.</text:span></text:p>
      <text:p text:style-name="P3"><text:span text:style-name="T1">比方說全世界都承認中國學歷,比方說民進黨不久之前還在推崇讚賞的兩岸共同市場,選舉一到,說法全變了,前者變成 "五百萬個大陸工程師將侵台,你準備好了嗎?" "兩億中國民工將侵台,你要怎麼生存呢?" 或是幾十萬個中國假醫生假護士將侵台,你能放心嗎? 幾千萬的什麼假專業將侵台,"你再怎麼專業也統統都將要失業!你願意投馬英九一票嗎?" "我們的公園都將要變成公廁,幾億中國人將侵台隨地撒尿吐痰,你願意嗎?" ..等等等,大街小巷全是這樣的標語布條.</text:span></text:p>
      <text:p text:style-name="P3"><text:span text:style-name="T1">或是 "我們不選美國人當總統!"....也是等等等等等. 沒有一句實話,沒有一句不是抹黑造謠,白白布硬要染到黑. 可是,同樣的一套政策,當他需要你為他改善經濟時,便歌頌得偉大非凡,選舉一到,立刻又變成十惡不赦,徹底扭曲別人的說法.</text:span></text:p>
      <text:p text:style-name="P3"><text:span text:style-name="T1">只要是人,理應都無法忍受這一切敗德惡行才對. 鄭村棋說得很對,一個人如果壞到這種地步,應該退選. 他還說,民進黨說萬一沒選上,以後要重回社運搞群眾運動,他說,這樣的黨有什麼道德資格從事什麼社運?!</text:span></text:p>
      <text:p text:style-name="P3"><text:span text:style-name="T1">可怕的不是惡,可怕的是為惡根本沒有個底線.有沒有人能告訴我究竟有什麼樣的惡事醜事是民進黨能夠幹且能獲利卻不願去幹的? 沒有! 二十幾年來的深深體認,讓我明白一件事,這個黨以及裏頭當權的這一群人,他們並非不知道是非善惡,他們的智商並沒有低劣到聽不懂別人的政策主張,但他們不在乎善惡,不在乎是非,他們只在乎一件事,那就是贏! 只要能贏,一切手段都可派上用場.</text:span></text:p>
      <text:p text:style-name="P3"><text:span text:style-name="T1">馬英九原本穩操勝券,但現在看來,勝負已難料.他太低估民進黨,太低估人性的惡. 真難想像台灣再讓民進黨糟蹋八年的模樣.大陸搞文革也不過才搞了十年,民進黨已經搞八年了,難道還要再來一個八年?</text:span></text:p>
      <text:p text:style-name="P3"><text:span text:style-name="T1">陳真</text:span><text:span text:style-name="T3"><text:line-break/></text:span><text:span text:style-name="T1">p.s.: 公投法不通過當然就是不能執行的意思.</text:span><text:span text:style-name="T3"><text:line-break/></text:span></text:p>
      <text:p text:style-name="P1"><text:span text:style-name="T1">Simon | 2008.03.19 13:53 | </text:span><text:span text:style-name="T2">#</text:span></text:p>
      <text:p text:style-name="P2"><text:span text:style-name="T1">有一個問題想請教各位，不知是否有唸法律的人士可以幫忙解答。</text:span></text:p>
      <text:p text:style-name="P2"><text:span text:style-name="T1">公民投票法第三十條</text:span><text:span text:style-name="T3"><text:line-break/></text:span><text:span text:style-name="T1">公民投票案投票結果，投票人數達全國、直轄市、縣 (市) 投票權人總數二分之一以上，且有效投票數超過二分之一同意者，即為通過。投票人數不足前項規定數額或未有有效投票數超過二分之一同意者，均為否決。</text:span></text:p>
      <text:p text:style-name="P2"><text:span text:style-name="T1">請問否決是"政府不得執行該提案"還是"政府可以選擇要不要執行"?例如說:軍購購買反飛彈不通過，這樣是說"政府不能買反飛彈"還是說"政府不強制一定要購買反飛彈"。</text:span></text:p>
      <text:p text:style-name="P2"><text:span text:style-name="T1">謝謝!</text:span><text:span text:style-name="T3"><text:line-break/></text:span></text:p>
      <text:p text:style-name="P1"><text:span text:style-name="T1">良哲 | 2008.03.19 13:37 | </text:span><text:span text:style-name="T2">#</text:span></text:p>
      <text:p text:style-name="P3"><text:span text:style-name="T1">時間就依陳真北上為主吧。這樣五月就確定訂在17號(週六)嘍？</text:span></text:p>
      <text:p text:style-name="P1"><text:span text:style-name="T1">陳真 | 2008.03.18 04:55 | </text:span><text:span text:style-name="T2">#</text:span></text:p>
      <text:p text:style-name="P2"><text:span text:style-name="T1">申不申請集遊法我不堅持,我個人是反對申請,但學姐認為 vigil 的階段不需要因此惹上官司,或許哪天真要抗爭時再來拒絕申請也不遲,所以我看還是申請吧.</text:span></text:p>
      <text:p text:style-name="P2"><text:span text:style-name="T1">至於柳春春聊天時間,既然是一種內部"團練”,是不是應該保持原有的封閉性而不對外開放比較好? 這我沒意見,請阿忠主任及英明的團長裁決便行.我是怕到時候會影響你們,而且我們之間有聊天默契,但別人可能會以為我真的要去教大家什麼維根斯坦的美學,其實我只能以一般人的個人美感來參與聊天--而非教學,除非參與者真的無聊到想把有趣的聊天變成一門哲學課.</text:span></text:p>
      <text:p text:style-name="P2"><text:span text:style-name="T1">我所提的一些方案,純粹圖利我個人時間之有效率使用,不知良哲及懷軒覺得如何? 基本上我也只是提一提,不必配合我無妨.</text:span></text:p>
      <text:p text:style-name="P1"><text:a xlink:type="simple" xlink:href="http://palinfo.habago.org/mt-comments.cgi?__mode=red&amp;id=12762"><text:span text:style-name="T2">柳春春阿忠</text:span></text:a><text:span text:style-name="T1"> | 2008.03.18 01:35 | </text:span><text:span text:style-name="T2">#</text:span></text:p>
      <text:p text:style-name="P3"><text:span text:style-name="T1">又或，接下來四月開始每月一次的柳春春聊天也是會事先前一個月就敲定，也是可以每次決定後就送件申請集會遊行，不麻煩，跑去台北市警局就行了。</text:span></text:p>
      <text:p text:style-name="P1"><text:a xlink:type="simple" xlink:href="http://palinfo.habago.org/mt-comments.cgi?__mode=red&amp;id=12761"><text:span text:style-name="T2">柳春春阿忠</text:span></text:a><text:span text:style-name="T1"> | 2008.03.18 00:50 | </text:span><text:span text:style-name="T2">#</text:span></text:p>
      <text:p text:style-name="P2"><text:span text:style-name="T1">由固定週六改不固定週六我會建議不送集會遊行。除非是像馬蕭長昌那樣整個月(我們的話，可能得整年的六日都寫進去)都申請。</text:span><text:span text:style-name="T3"><text:line-break/></text:span><text:span text:style-name="T1">申請集會遊行倒是可以先放一邊（靜默行動後來的五次去申請是因為被盯上了，不申請不給走）。</text:span><text:span text:style-name="T3"><text:line-break/></text:span><text:span text:style-name="T1">柳春春聊天時間四月份時間我明天(週二)晚上可以確定，再貼上來。</text:span></text:p>
      <text:p text:style-name="P1"><text:span text:style-name="T1">陳真 | 2008.03.17 18:32 | </text:span><text:span text:style-name="T2">#</text:span></text:p>
      <text:p text:style-name="P3"><text:span text:style-name="T1">桌子不用很大,輕便為宜,而且最好是能折疊的,比較好攜帶.</text:span></text:p>
      <text:p text:style-name="P3"><text:span text:style-name="T1">另外,我三月十二九日在台北總院有一堂課要教,五月中旬(16-17 那個周六日) 還得再北上,這次是演講.往後兩個月,我一定會北上的時間就是這兩個.</text:span></text:p>
      <text:p text:style-name="P3"><text:span text:style-name="T1">如果vigil的時間能與柳春春聊天時間或演講或上課的時間配合,那就能省掉我許多奔波往返之苦,而且一個月也才四個周六日,幾乎都填滿了.</text:span></text:p>
      <text:p text:style-name="P3"><text:span text:style-name="T1">已經有一年多,不曾有一時半刻的休息,難怪經常七孔流血...從固定時間改成不固定的事,你們再想一想是否可行?! 不知道會不會增加阿忠跟警方申請的麻煩?</text:span></text:p>
      <text:p text:style-name="P1"><text:span text:style-name="T1">陳真 | 2008.03.17 18:30 | </text:span><text:span text:style-name="T2">#</text:span></text:p>
      <text:p text:style-name="P2"><text:span text:style-name="T1">阿泰別生氣,我若有誤解了你的發言之處,請你海涵. 但我的確不知道你在罵我什麼或講些什麼. ~~@=@~~</text:span></text:p>
      <text:p text:style-name="P2"><text:span text:style-name="T1">就這樣吧. Orz</text:span></text:p>
      <text:p text:style-name="P1"><text:span text:style-name="T1">懷軒 | 2008.03.17 18:29 | </text:span><text:span text:style-name="T2">#</text:span></text:p>
      <text:p text:style-name="P3"><text:span text:style-name="T1">桌子要多大阿?我可以去買一個約60x60cm可調高低的桌子，不知道夠不夠大?</text:span></text:p>
      <text:p text:style-name="P1"><text:span text:style-name="T1">陳真 | 2008.03.17 18:02 | </text:span><text:span text:style-name="T2">#</text:span></text:p>
      <text:p text:style-name="P2"><text:span text:style-name="T1">這次活動整個過程大約如下:</text:span></text:p>
      <text:p text:style-name="P2"><text:span text:style-name="T1">活動前兩天(周四)以限時掛號寄該信函及伊拉克淪陷全文版給馬蕭總部. 隔天晚上,他們打電話來探虛實,他們關心的是多少人,我說大約三或五個吧,他們還關心我們是誰,我說我們就只是一般人,沒啥特別.</text:span></text:p>
      <text:p text:style-name="P2"><text:span text:style-name="T1">另外還問到,你們彼此都認識嗎? 我說對,還問說,你們想要遞請願書嗎? 我說不用,我說這不是什麼請願,而且馬英九又還沒選上不是嗎?(我本想說這只是一種 vigil,不是什麼抗議,但我不知道 vigil中文要怎麼講,所以就沒說出口)</text:span></text:p>
      <text:p text:style-name="P2"><text:span text:style-name="T1">問完這些後,對方說,我看你們很溫和,但是警察不會讓你們在這裏有任何舉牌動作. 我們會去協調,警方會再跟你們聯絡.</text:span></text:p>
      <text:p text:style-name="P2"><text:span text:style-name="T1">隔天,活動就很順利地進行,現場沒有任何媒體,總部也幾乎沒有幾個民眾出入,但警察倒不少,遠方大樓甚至還有人站哨,對街轉角有一輛警車,觀察一陣子確定五隻小貓不會有任何危害之後便離去. 有位警察挺友善,還問說要不要喝水.</text:span></text:p>
      <text:p text:style-name="P2"><text:span text:style-name="T1">全文版我只印了三份,準備發給稍微有興趣的過路人,但這樣的人在那一天卻似乎連一個也沒有."興趣" 最高的是一位路過的阿伯,他說他可以加入靜站,但他知道事後沒有便當吃之後就不加入了.</text:span></text:p>
      <text:p text:style-name="P2"><text:span text:style-name="T1">以上是活動的大致過程.</text:span></text:p>
      <text:p text:style-name="P2"><text:span text:style-name="T1">這活動希望能常態化,也就是說,希望每個月固定舉辦一次 vigil. 原本希望地點是在AIT,但聽說那地方周六日人煙稀少而作罷.</text:span></text:p>
      <text:p text:style-name="P2"><text:span text:style-name="T1">日後 vigil 的地點於是就改在師大路與和平東路口.</text:span></text:p>
      <text:p text:style-name="P2"><text:span text:style-name="T1">至於時間,原本說固定每個月第一個周六下午三點到五點. 但我後來想,我一個月至少會有一個周六日連續值班無法抽身,另外還要回台南看生病的父親,若再加上與阿忠的每月 "聊天時間",我幾乎很難再額外多出一個活動. 所以我想,目前基本成員既然只有阿忠良哲懷軒以及我和學姐等五人,時間很好喬,是不是不要固定第一個周六,而能盡量配合 "聊天時間"? 這樣我會比較有可能參與--不管是時間上或金錢上.</text:span></text:p>
      <text:p text:style-name="P2"><text:span text:style-name="T1">當然,這只是建議,主要還是要看你們怎麼決定. 如果能夠這個月決定下個月的時間,而不是固定,是不是大家的出席率會比較高?</text:span></text:p>
      <text:p text:style-name="P2"><text:span text:style-name="T1">每一次活動,待時間確定後,我們就都把它公告在自己的網站上,希望能有較多人加入.</text:span></text:p>
      <text:p text:style-name="P2"><text:span text:style-name="T1">基本上,每次活動惟有湊足至少三人才成行,否則就取消當月的活動.</text:span></text:p>
      <text:p text:style-name="P2"><text:span text:style-name="T1">另外我還想去買一個小桌子,可以放在活動現場供支持的過路人留下連絡方式及自行取閱傳單用.</text:span></text:p>
      <text:p text:style-name="P2"><text:span text:style-name="T1">至於掛名當糾察沒問題,身份證資料等細節,我會用email寄給阿忠.</text:span></text:p>
      <text:p text:style-name="P2"><text:span text:style-name="T1">以上改時間之建議,看你們意下如何,畢竟我人在中南部,而且工作忙到七孔流血,北上並不是那麼容易的一件事,最好能畢其功於一役,把活動湊在同一天比較好. 當然,少我一個其實也不礙事,你們若覺得時間固定比較好,那倒也無妨.</text:span></text:p>
      <text:p text:style-name="P1"><text:a xlink:type="simple" xlink:href="http://palinfo.habago.org/mt-comments.cgi?__mode=red&amp;id=12750"><text:span text:style-name="T2">柳春春阿忠</text:span></text:a><text:span text:style-name="T1"> | 2008.03.17 13:09 | </text:span><text:span text:style-name="T2">#</text:span></text:p>
      <text:p text:style-name="P3"><text:span text:style-name="T1">今天會開始填申請集會遊行表格，我當申請人，逸亭當代理人，還需要一個糾察員。</text:span><text:span text:style-name="T3"><text:line-break/></text:span><text:span text:style-name="T1">那就陳真吧。把以下資料寄到信箱：ccc1969@gmail.com</text:span><text:span text:style-name="T3"><text:line-break/></text:span><text:span text:style-name="T1">姓名-性別-職業-出生年月日-身分證字號-住居所-電話</text:span><text:span text:style-name="T3"><text:line-break/></text:span><text:span text:style-name="T1">這次送件會將2008年4月份開始的每月第一個週六下午3點至5點預先申請（以防萬一，結束時間我可能會填六點）。</text:span><text:span text:style-name="T3"><text:line-break/></text:span><text:span text:style-name="T1">明天週二會繞到師大路和平東路口看一下下午五點的人潮哪個方向比較多，然後週六再去看一次。</text:span><text:span text:style-name="T3"><text:line-break/></text:span></text:p>
      <text:p text:style-name="P1"><text:span text:style-name="T1">Simon | 2008.03.16 03:06 | </text:span><text:span text:style-name="T2">#</text:span></text:p>
      <text:p text:style-name="P2"><text:span text:style-name="T1">阿泰,沒有人在講你個人的政治傾向,意圖,喜好等等.你不必一直對號入座說我沒有這樣我沒有那樣."贏一分鐘的爽"根本與你無關,不是在講你,你是真的無法理解別人寫的文字嗎?誤解人家的文字大作文章.跟312事件的民進黨有異曲同工之妙,誇大不實.這樣一點也不老實,寫的東西一點也不實在.不過你說的倒是沒錯,你還是不來的好.這裡沒有人可以與這樣的人對話.</text:span><text:span text:style-name="T3"><text:line-break/></text:span></text:p>
      <text:p text:style-name="P1"><text:span text:style-name="T1">阿泰 | 2008.03.15 13:54 | </text:span><text:span text:style-name="T2">#</text:span></text:p>
      <text:p text:style-name="P3"><text:span text:style-name="T1">這是我最後一次在這個網站貼文, 寫完之後, 我再也不會來了</text:span></text:p>
      <text:p text:style-name="P3"><text:span text:style-name="T1">日本在1990年代泡沫經濟破滅後, 因房地產價格狂跌到只剩1/3, 銀行龐大呆帳造成日本10年經濟低迷, 又在1998年遭逢東南亞金融風暴, 許多因日本國內景氣低迷而將資金放款給印尼等東南亞國家以尋求業績出路的日本銀行, 在印尼盾狂貶下, 使日本本土存戶的存款大量葬送在東南亞, 引發日本國內金融崩潰系統風險, 金融公司連鎖倒閉, 整個日本社會陷入空前的危機, 人民的生活壓力之大可以想見, 但是日本的媒體, 在政策上容或大力抨擊政府的各項施政, 然而在探討人民生活問題上, 立論的出發點都是鼓勵人民拿出意志力, 在困境中找尋出路, 此外, 他們製作無數激勵人民的節目, 其中有一個令我印象深刻, 設定一段時間, 10天或半個月, 找藝人到最嚴酷的環境中, 完全沒有外援, 沒有金錢可花用下, 考驗他是否能撐過這種艱苦的生活, 有次是二位名不見經傳的搞笑藝人, 到冰天雪地, 只有破倉庫可住, 要忍受寒冷, 自行找木材取暖, 自行在雪地中的河裡抓魚取得食物, 若找不到, 就挨餓受凍, 當他們終於破除難通過考驗後, 主持人問他們, 感受最深的是什麼? 他們說:"哦, 這種日子真是太苦了, 差點沒有累死冷死, 絕對不要再來一次了, 不過, 我們很慶幸, 在最痛苦難熬的時候, 我們'沒有說出一句軟弱的話'", 這樣的發言, 真的讓我驚佩不已</text:span></text:p>
      <text:p text:style-name="P3"><text:span text:style-name="T1">許多有經驗的人都說:"成功的人找方法, 失敗的人找籍口", 也就是說, 在困境中的人, 為自己找藉口, 於事無補, 只是導向更失敗, 遭遇生活困境, 痛苦難熬的父母, 接收到的資訊, 如果是:"一枝草一點露, 只要不放棄就有希望"之類的激勵, 可能他比較不會失志, 也就比較不會自殺及殺害至愛兒女, 如果接收到的資訊都是幫他推卸責任的言論, 他很容易就落入怨恨怪罪他人的情緒, 失去自我奮鬥的意志, 而帶著小孩一起去死, 3月7日又有一個約6歲的小孩被母親用絲襪勒死, 母親再自殺的新聞, 想到孩童弱小的身軀, 才真叫人心痛不已! 我曾多次打電話到各電視台新聞部抗議, 也曾向兒福聯盟, 婦女基金會相關單位反映應向媒體施壓, 不小心在立報看你的相關文章, 於是發言, 或許我上述的言論你完全無法茍同, 我的見解是否正確也容或見仁見智, 但我沒麼無聊針對網路上的你只為"贏一分鐘的爽", 一個全國最大間醫院的醫生也不是重要到連一個生份人都要來攻擊你的地步, 若不是為了無辜的小孩爭取任何可能有的, 一點點活命的機, 我沒閒工夫</text:span></text:p>
      <text:p text:style-name="P3"><text:span text:style-name="T1">陳先在貼文中批評, 吾等心態乃是將你們視為"鼓勵大家自殺, 以便創造高自殺率, 來抹黑愛台灣的扁政府", 我對你的想像力真的佩服, 而且對你們一行禪師詩中的"慈愛之門"十分迷惑, 連對孱弱的小孩多一點點設身處地的想法, 都被你視為有政治意圖, 你們還真愛政治鬥爭耶, 究竟你們的"慈愛之門"是什麼? 到這網站, 我真的連中文字義都看不懂了, 還是不來得好</text:span><text:span text:style-name="T3"><text:line-break/></text:span></text:p>
      <text:p text:style-name="P1"><text:span text:style-name="T1">懷軒 | 2008.03.14 15:00 | </text:span><text:span text:style-name="T2">#</text:span></text:p>
      <text:p text:style-name="P2"><text:span text:style-name="T1">我也把完整版抓下來小小排版了一下，希望讓人更容易閱讀，好不容易看完了，但需要很大的勇氣才看的下去...</text:span><text:span text:style-name="T3"><text:line-break/></text:span><text:span text:style-name="T1">當天我會影印(完整版)一些發送，不知這樣可否?</text:span></text:p>
      <text:p text:style-name="P1"><text:span text:style-name="T1">陳真 | 2008.03.13 23:39 | </text:span><text:span text:style-name="T2">#</text:span></text:p>
      <text:p text:style-name="P3"><text:span text:style-name="T1">濃縮版也貼上去了,實在沒辦法把20頁濃縮成兩頁,頂多縮減成 6頁,若正反兩面印,剛好印三張. 這樣應該還好吧. 一個人如果多看幾個字就看不下去,那他實際上也不太可能關心這些事.</text:span></text:p>
      <text:p text:style-name="P1"><text:span text:style-name="T1">陳真 | 2008.03.13 20:03 | </text:span><text:span text:style-name="T2">#</text:span></text:p>
      <text:p text:style-name="P2"><text:span text:style-name="T1">謝謝怡靜,這些技術我都忘了怎麼弄了...</text:span></text:p>
      <text:p text:style-name="P1"><text:span text:style-name="T1">怡靜 | 2008.03.13 19:09 | </text:span><text:span text:style-name="T2">#</text:span></text:p>
      <text:p text:style-name="P3"><text:span text:style-name="T1">剛剛把文章中有對外連結的部分設定成可以直接點選連結到該資料網站，方便大家閱讀，另外小標題的部分也加粗。</text:span></text:p>
      <text:p text:style-name="P1"><text:span text:style-name="T1">陳真 | 2008.03.13 15:27 | </text:span><text:span text:style-name="T2">#</text:span></text:p>
      <text:p text:style-name="P2"><text:span text:style-name="T1">因為有些符號在貼上去之後會變形,所以編排變得很亂,我剛剛改了符號並且重新編排,若有轉寄,麻煩以這個整齊的版本寄.</text:span></text:p>
      <text:p text:style-name="P2"><text:span text:style-name="T1">寫來滿紙血腥,只要是人,知道這些事不會生氣嗎?</text:span></text:p>
      <text:p text:style-name="P1"><text:span text:style-name="T1">陳真 | 2008.03.13 06:25 | </text:span><text:span text:style-name="T2">#</text:span></text:p>
      <text:p text:style-name="P3"><text:span text:style-name="T1">每天下班後連續熬夜了幾天,終於草草地弄完了全文版,濃縮版還沒弄,罄竹難書的東西還真難濃縮.</text:span></text:p>
      <text:p text:style-name="P3"><text:span text:style-name="T1">當天我和學姐會提早兩小時約中午 12 點到現場用餐,目的是看有沒有人想要提前碰個面? 若要一起參與,順便也能討論一下活動細節.</text:span></text:p>
      <text:p text:style-name="P3"><text:span text:style-name="T1">有意者請自備午餐,就在路邊一邊吃一邊討論就行, 我們會盡量站在總部顯眼處.</text:span></text:p>
      <text:p text:style-name="P3"><text:span text:style-name="T1">天亮了,該睡了.</text:span></text:p>
      <text:p text:style-name="P1"><text:span text:style-name="T1">陳真 | 2008.03.12 17:38 | </text:span><text:span text:style-name="T2">#</text:span></text:p>
      <text:p text:style-name="P2"><text:span text:style-name="T1">謝謝麗麗,那東西不值得看,而且是兩百多張的 power point,恐怕也不好貼. 說它是震撼教育並不是說它很難或很好,而是說它對某些人來講難以想像.</text:span></text:p>
      <text:p text:style-name="P2"><text:span text:style-name="T1">就好像三角函數很簡單,但是對一個不曾學過數學的人來講卻根本無法想像;萬一是個自以為全宇宙最厲害的一種人,他可能會自以為是地認為三角函數不過就是數一數三角褲的數目.</text:span></text:p>
      <text:p text:style-name="P2"><text:span text:style-name="T1">台灣人,特別是聯考最難考因此自以為是全宇宙最厲害的醫界人士,對哲學的理解就跟對證嚴法師靜思錄或蔣公嘉言錄或三民主義的理解沒兩樣.</text:span></text:p>
      <text:p text:style-name="P2"><text:span text:style-name="T1">他們甚至不相信這是一門學科,以為它只是一種勸人向善愛心滿福報的什麼低能無聊話語. 也因此,不管你再怎麼降低智能發表演講,大概都會挺震撼吧我想. 外星人降臨地球能不震撼嗎? 特別是當一個唸哲學的人存心想要讓人聽不懂時,一點困難都沒有. 但要震撼到讓對方因此而心生自卑恐怕就很難,除非,...除非哲學系變成這個小島上的最熱門科系,日進斗金,名利雙收.</text:span></text:p>
      <text:p text:style-name="P2"><text:span text:style-name="T1">故意要讓人聽不懂,有時候是有意義的,那就像一種心理治療,讓人知道宇宙之大,而地球只不過是一粒可有可無的浮塵,沉浮其上並不是什麼了不起的事.</text:span></text:p>
      <text:p text:style-name="P2"><text:span text:style-name="T1">西方哲學這東西就跟微積分一樣,你若未學過,聽起來之震撼大概就像在聽外星人講話一樣吧. 但這並不表示外星語很難或很棒,這只意味著外星與地球兩種 "世界" 的全然不同,而要了解這個 "不同" 卻非常難--近乎不可能,除非,除非你有能力進入另一個 "世界",於是你才有可能理解另一種 "語言".</text:span></text:p>
      <text:p text:style-name="P2"><text:span text:style-name="T1">或者說,除非有這樣一種人,懂得兩套語言,就像一種翻譯一樣,把不可能翻譯的東西給翻過去. 但我懷疑這個可能性,我覺得有些東西是無法翻譯無法轉述的,就好像我聽了 "某種" 音樂感覺粉好聽,但卻沒辦法 "翻譯" 或 "轉述" 給另一個對這音樂沒感覺的人聽一樣. 我頂多只能原音播放,但對方能不能聽懂或甚至喜歡這套 "語言" 卻只能看他自己的造化.</text:span></text:p>
      <text:p text:style-name="P1"><text:span text:style-name="T1">學姊 | 2008.03.12 16:39 | </text:span><text:span text:style-name="T2">#</text:span></text:p>
      <text:p text:style-name="P3"><text:span text:style-name="T1">謝謝良哲轉貼新聞, 已放上首頁.</text:span></text:p>
      <text:p text:style-name="P1"><text:span text:style-name="T1">呂麗麗 | 2008.03.11 12:10 | </text:span><text:span text:style-name="T2">#</text:span></text:p>
      <text:p text:style-name="P2"><text:span text:style-name="T1">陳先生，您好：似乎您現在很忙，還是冒昧留言給您。我也待過白色巨塔，目前是位於「地下室」樓層的小診所，老實說「生意」不是很好，所以常常有空掛在網路上。偶然讀到您的文章非常喜愛，追著您的文字，從「劍橋偶拾」、「生命親系譜」到「紀念若雪巴勒斯坦資訊網」這兒，見到2008.02.11 04:09您的留言提到，發表過一次震撼性的全院性學術演講，讓我覺得非常饑渴，在此大膽請求陳先生，是否方便將文字稿公布在網站上？我會靜靜期待著。</text:span><text:span text:style-name="T3"><text:line-break/></text:span><text:span text:style-name="T1">祝 平安</text:span><text:span text:style-name="T3"><text:line-break/></text:span></text:p>
      <text:p text:style-name="P1"><text:span text:style-name="T1">陳真 | 2008.03.09 16:17 | </text:span><text:span text:style-name="T2">#</text:span></text:p>
      <text:p text:style-name="P3"><text:span text:style-name="T1">我們到美術用品社買了十個看板,打算寫底下這十句標語.</text:span></text:p>
      <text:p text:style-name="P3"><text:span text:style-name="T1">參加者自己想寫什麼口號我沒有意見,只希望口號應該尊重事實,不要捏造,不要言過其實,不要偏離反戰反軍購及反侵略之主題. 若自己沒有準備牌子的,可以借用這十塊牌,借完要還,因為下次還會再用到.</text:span></text:p>
      <text:p text:style-name="P3"><text:span text:style-name="T1">1. 美軍撤出伊拉克</text:span><text:span text:style-name="T3"><text:line-break/></text:span><text:span text:style-name="T1">2. 台灣不是美國的哈巴狗</text:span><text:span text:style-name="T3"><text:line-break/></text:span><text:span text:style-name="T1">3. 假解放真侵略 假重建真掠奪</text:span><text:span text:style-name="T3"><text:line-break/></text:span><text:span text:style-name="T1">4. 侵伊五年 百萬冤魂</text:span><text:span text:style-name="T3"><text:line-break/></text:span><text:span text:style-name="T1">5. 美國才是恐怖份子</text:span><text:span text:style-name="T3"><text:line-break/></text:span><text:span text:style-name="T1">6. 伊戰是千個謊言發動的戰爭</text:span><text:span text:style-name="T3"><text:line-break/></text:span><text:span text:style-name="T1">7. 美國窮兵黷武 台灣甘為鷹犬</text:span><text:span text:style-name="T3"><text:line-break/></text:span><text:span text:style-name="T1">8. 美軍殺戮 台灣供應子彈</text:span><text:span text:style-name="T3"><text:line-break/></text:span><text:span text:style-name="T1">9. 台灣軍購總額 名列世界前矛</text:span><text:span text:style-name="T3"><text:line-break/></text:span><text:span text:style-name="T1">10. 以公義為師 奉行普世價值</text:span></text:p>
      <text:p text:style-name="P3"><text:span text:style-name="T1">至於集會遊行,我們不打算申請,因為林義雄從來都沒申請,反而被視為國賓接待,難道法律是因人而異? 而且,我也不認為小貓兩三隻和和平平定點不動舉個牌需要申請這個集遊惡法.</text:span><text:span text:style-name="T3"><text:line-break/><text:line-break/></text:span><text:span text:style-name="T1">不過,我們也絕不會和任何人有任何肢體衝突或衝撞. 警方若不許我們進入,我們便會如其所願站在外邊; 但若要求解散,我自己不會離去,但別人當然隨時可離去.</text:span></text:p>
      <text:p text:style-name="P3"><text:span text:style-name="T1">警方舉警告牌向來已經舉習慣了,若三次警告之後仍不解散,屆時誰該吃上官司,原則上我是希望參與者各自代表自己,自己為自己的行為負責.</text:span></text:p>
      <text:p text:style-name="P3"><text:span text:style-name="T1">我對於電視上常看到的那種扭扭捏捏的所謂衝突或衝撞場面覺得很厭惡,充滿自貶的意味,所以萬一在現場有類似場面出現,我們就會遠離,站到一旁,盡量與之區隔.</text:span></text:p>
      <text:p text:style-name="P3"><text:span text:style-name="T1">除了立報之外,不會事先通知任何媒體. 現場若有採訪,問到誰就由誰自己去面對,但記得自己代表自己發言,而不是代表 "大家",因為每個人的想法或表達方式並不一定一樣,也不需要一樣.</text:span></text:p>
      <text:p text:style-name="P3"><text:span text:style-name="T1">馬蕭總部出不出面都無所謂,但若出面接待,找到誰就由誰自己去面對.</text:span></text:p>
      <text:p text:style-name="P3"><text:span text:style-name="T1">原則上我希望一切訪問或接待最好在四點活動結束後再進行,最好不要影響靜站活動的進行與秩序.但有時考慮人之常情,簡單私下和記者或朋友說兩句話當然沒關係.</text:span></text:p>
      <text:p text:style-name="P3"><text:span text:style-name="T1">對記者如此,對來訪朋友或其他在場圍觀群眾也一樣,靜站就靜靜地站,不要一邊站一邊聊天或辯論. 朋友寒喧或辯論或接受採訪,原則上希望盡量簡短,盡量事後再談,讓現場氣氛冷一點靜一點,越冷越好.</text:span></text:p>
      <text:p text:style-name="P3"><text:span text:style-name="T1">因此,原則上我並不希望刻意找人來參加,我頂多也只會告訴幾個絕對 "不會" 來參加的朋友,凡是有可能來參加的我都不會告知對方這件事,因為我不希望人們因為一種人情因素而支持.</text:span></text:p>
      <text:p text:style-name="P3"><text:span text:style-name="T1">這種事不需要任何支持,參與者應該是這樣一些人: 你是純粹為 """你"""" 自己而來,而不是來這裏看朋友或支持朋友的什麼活動,又不是在選舉造勢. 這活動不但不需要任何支持,而且很不歡迎這樣的所謂支持. 因為所謂支持是支持 "別人" 的事,但我認為參與者應該是把它當成 "自己" 的事,為了自己而來,而不是為了別人.</text:span></text:p>
      <text:p text:style-name="P3"><text:span text:style-name="T1">我現在比較擔心的是那種一堆麥克風一湧而上的亂七八糟場面,我還沒想好要怎麼應付.</text:span></text:p>
      <text:p text:style-name="P3"><text:span text:style-name="T1">另外,我寫了美侵伊真相全文版及濃縮版兩種傳單,都還在寫,已經寫了一個禮拜,美軍罪惡真是罄竹難書! 前者約十幾頁,後者打算控制到兩頁以內,因為學姐說現代人只要多看一個字就會頭痛.</text:span></text:p>
      <text:p text:style-name="P3"><text:span text:style-name="T1">傳單大約會印個一千份,不一定要一次就發完,務必要節省著發,因為董事長的血汗錢真的很不好賺. 兩個小時的活動,前後各種開支加一加差不多等於董事長半個月的伙食費了.</text:span></text:p>
      <text:p text:style-name="P1"><text:a xlink:type="simple" xlink:href="http://palinfo.habago.org/mt-comments.cgi?__mode=red&amp;id=12661"><text:span text:style-name="T2">柳春春阿忠</text:span></text:a><text:span text:style-name="T1"> | 2008.03.09 12:58 | </text:span><text:span text:style-name="T2">#</text:span></text:p>
      <text:p text:style-name="P2"><text:span text:style-name="T1">3/8參加日日春遊行，日日春的人說：馬蕭跟長昌競選總部把3/22往前推一個月內的集會遊行路權都申請到手了。</text:span><text:span text:style-name="T3"><text:line-break/></text:span><text:span text:style-name="T1">其他人如果要集會遊行通通都不能經過這兩個路段。如果不舉牌要進入馬蕭總部是可以的，但是如果有牌子等門口站崗的三位分局員警應該會阻擋下來。</text:span><text:span text:style-name="T3"><text:line-break/></text:span><text:span text:style-name="T1">另，馬蕭總部旁邊的停車場有數輛SNG車駐守。</text:span></text:p>
      <text:p text:style-name="P1"><text:span text:style-name="T1">良哲 | 2008.03.08 23:32 | </text:span><text:span text:style-name="T2">#</text:span></text:p>
      <text:p text:style-name="P3"><text:span text:style-name="T1">網站上是寫「台北市中正區愛國西路19號」( http://www.ma19.net/ )</text:span><text:span text:style-name="T3"><text:line-break/></text:span></text:p>
      <text:p text:style-name="P1"><text:span text:style-name="T1">精神科醫師魏福全 | 2008.03.08 21:13 | </text:span><text:span text:style-name="T2">#</text:span></text:p>
      <text:p text:style-name="P2"><text:span text:style-name="T1">今天在精神醫學會理監事會提案通過，倫理委員會委員有四分之一的名額是沒有資格限制，可以有機會邀請年輕的住院醫師加入，我們這些掌權的中老年人不為惡就不錯了，更難談得上"勿忘初衷"，把一些"初衷"邀請進來，或許是個改善的辦法.</text:span></text:p>
      <text:p text:style-name="P1"><text:span text:style-name="T1">陳真 | 2008.03.08 15:20 | </text:span><text:span text:style-name="T2">#</text:span></text:p>
      <text:p text:style-name="P3"><text:span text:style-name="T1">請問有誰知道馬蕭台北競選總部的正確地址?</text:span></text:p>
      <text:p text:style-name="P3"><text:span text:style-name="T1">我們想寫封掛號信通知他們說我們將於 3.15 (周六)下午兩點到四點在他們的總部前舉牌,順便也會寄兩份傳單("美侵伊真相")給他們.</text:span></text:p>
      <text:p text:style-name="P3"><text:span text:style-name="T1">傳單仍在製作中,做好後就會貼出來. 至於標語我們也想出了十個,確定之後也會貼出來.</text:span></text:p>
      <text:p text:style-name="P3"><text:span text:style-name="T1">對於究竟去AIT 或去馬蕭總部,很難決定,各有優缺點,但後來想到 AIT 好像周六沒上班,所以決定還是到馬蕭總部.</text:span></text:p>
      <text:p text:style-name="P3"><text:span text:style-name="T1">而且,更重要的是,自己的政府存心要給美國人當狗,如果我們不先對自己同胞有點表示,一下子就針對美國主子,好像也有點太快了.</text:span></text:p>
      <text:p text:style-name="P1"><text:span text:style-name="T1">陳真 | 2008.03.08 15:09 | </text:span><text:span text:style-name="T2">#</text:span></text:p>
      <text:p text:style-name="P2"><text:span text:style-name="T1">讓這位 "阿泰" ggyy 的文章之一 "勿忘初衷" 我貼上去了,請見首頁.</text:span></text:p>
      <text:p text:style-name="P2"><text:span text:style-name="T1">真難想像為什麼這樣的文章 "對小孩不好" 或是什麼 "鼓勵大家自殺"(以便創造高自殺率來抹黑愛台灣的扁政府?) 或是什麼成為 "殺人媒體的幫凶" 或是什麼高自殺率不能怪政府等等等等等等一大堆,實在很莫名其妙.</text:span></text:p>
      <text:p text:style-name="P2"><text:span text:style-name="T1">我不想一竿子打翻一船人,但至少打翻半船人總該沒問題吧,我總覺得,綠營支持者差不多有半數以上似乎智商都有點問題;不管是閱讀能力或理解力,都有著極其嚴重的問題,似乎被一種什麼東西給蒙蔽了心靈,似乎只要對綠營或它媽的什麼愛台灣稍有不敬就會激起他們的腎上腺素.</text:span></text:p>
      <text:p text:style-name="P1"><text:span text:style-name="T1">陳真 | 2008.03.07 23:25 | </text:span><text:span text:style-name="T2">#</text:span></text:p>
      <text:p text:style-name="P3"><text:span text:style-name="T1">拜託這位署名 "阿泰" 者別再寫了吧?!沒有人在講 "你", 因為沒有人知道你是誰. 天底下有無數個阿泰不是嗎? 公開場合中,我們對 "你" 對 "他" 或對任何人都不感興趣;我們並沒有猥瑣或無聊到上網來談論你這樣一個匿名者究竟有著一些什麼個人喜好或投票傾向等等.</text:span></text:p>
      <text:p text:style-name="P3"><text:span text:style-name="T1">你若非要發言不可,拜託好好想清楚看清楚再講話,不要讓口水噴得比你的腦筋動得還快,否則別人會覺得很痛苦.畢竟我們不可能在網路上教人怎麼理解中文字的基本用法等等;我也不知道該怎麼用更簡單的話語來跟一些像你這樣的讀者溝通.</text:span></text:p>
      <text:p text:style-name="P3"><text:span text:style-name="T1">愚蠢還不是最可怕,最可怕的是愚蠢者卻有著與之完全不搭調的得意與囂張. 我雖以耐心聞名,但人的耐心總有極限.</text:span></text:p>
      <text:p text:style-name="P4"><text:span text:style-name="T1"/></text:p>
      <text:p text:style-name="P1"><text:span text:style-name="T1">良哲 | 2008.03.07 14:26 | </text:span><text:span text:style-name="T2">#</text:span></text:p>
      <text:p text:style-name="P2"><text:span text:style-name="T1">http://news.bbc.co.uk/chinese/trad/hi/newsid_7280000/newsid_7280700/7280792.stm</text:span></text:p>
      <text:p text:style-name="P2"><text:span text:style-name="T1">報告指加沙正經歷嚴重人道危機</text:span></text:p>
      <text:p text:style-name="P2"><text:span text:style-name="T1">來自英國主要人道援助機構的報告說，加沙民眾正經歷自1967年加沙地帶被以色列佔領以來最糟糕的人道危機。</text:span></text:p>
      <text:p text:style-name="P2"><text:span text:style-name="T1">這份報告是由英國慈善援助機構"挽救兒童"、"樂施會"和"基督援助機構"完成的，報告描繪了150萬巴勒斯坦民眾在加沙的生存現狀。</text:span></text:p>
      <text:p text:style-name="P2"><text:span text:style-name="T1">報告呼籲歐盟與目前控制加沙的伊斯蘭運動組織"哈馬斯"舉行談判。</text:span></text:p>
      <text:p text:style-name="P2"><text:span text:style-name="T1">自去年6月哈馬斯運動奪取了對加沙地帶的控制權後，以色列就收緊了對加沙的封鎖。</text:span></text:p>
      <text:p text:style-name="P2"><text:span text:style-name="T1">聯合國多次警告說，由於以色列對加沙的全面封鎖，加沙的基礎服務設施已處於崩潰的邊緣，</text:span></text:p>
      <text:p text:style-name="P2"><text:span text:style-name="T1">“集體懲罰”</text:span></text:p>
      <text:p text:style-name="P2"><text:span text:style-name="T1">現在，英國主要的人道援助團體譴責說，以色列的所作所為是對加沙的集體懲罰。</text:span></text:p>
      <text:p text:style-name="P2"><text:span text:style-name="T1">樂施會中東事務主管利奇說，以色列的封鎖對加沙經濟和民眾生活造成了災難性打擊。</text:span></text:p>
      <text:p text:style-name="P2"><text:span text:style-name="T1">利奇表示："加沙民眾的痛苦比以前任何時候都糟，而這都是以色列的封鎖造成的。我們希望解除封鎖，讓加沙的生活恢復正常。國際社會、以色列和衝突的所有各方必須坐下來和談。"</text:span></text:p>
      <text:p text:style-name="P2"><text:span text:style-name="T1">蒙拉﹒法拉是在加沙地帶賈巴利雅難民營"回歸醫院"裡工作的醫生。法拉說，加沙的燃油和電力缺乏對她救死扶傷的工作造成了明顯的影響：由於斷電，她的醫療儀器根本無法使用。</text:span></text:p>
      <text:p text:style-name="P2"><text:span text:style-name="T1">她表示："我們的醫護工作者有時根本無法接觸到傷員。救護人員想把傷員疏散到醫院接受治療，但以色列軍隊卻不允許。因此，很多人在醫療救援人員趕到之前就因流血過多而死亡。"</text:span></text:p>
      <text:p text:style-name="P2"><text:span text:style-name="T1">法拉說："這使我們感到壓力很大，我們常常感到自己很無助。"</text:span></text:p>
      <text:p text:style-name="P2"><text:span text:style-name="T1">人道危機</text:span></text:p>
      <text:p text:style-name="P2"><text:span text:style-name="T1">英國人道援助團體在報告中把這些事件作為例子，說明加沙人道危機的嚴重性，而稱這個危機完全是人為造成的。</text:span></text:p>
      <text:p text:style-name="P2"><text:span text:style-name="T1">以色列聲稱，以方封鎖加沙地帶是對巴勒斯坦民眾不斷向以色列境內發射火箭彈而作出的合法回應。</text:span></text:p>
      <text:p text:style-name="P2"><text:span text:style-name="T1">以色列社會事務部長赫爾佐克說，以色列決心採取一些必要措施防止加沙出現人道危機，但他表示以方的努力受到了恐怖分子的阻撓。</text:span></text:p>
      <text:p text:style-name="P2"><text:span text:style-name="T1">赫爾佐克說，在軍事政變後奪取加沙控制權的哈馬斯應該對此局勢“承擔全部責任”，而且，"以色列安全內閣今天決定，將採取一切必要措施防止加沙出現人道危機"，允許生活物資進出加沙。</text:span></text:p>
      <text:p text:style-name="P2"><text:span text:style-name="T1">以色列內閣近日同意繼續對加沙實施封鎖。英國人道援助團體說，它們承認以色列有安全需要，但強調以方目前實施的政策在道義上無法讓人接受，而且也明顯無法行得通。</text:span></text:p>
      <text:p text:style-name="P1"><text:span text:style-name="T1">良哲 | 2008.03.07 14:21 | </text:span><text:span text:style-name="T2">#</text:span></text:p>
      <text:p text:style-name="P3"><text:span text:style-name="T1">近日樂施會等團體表示加薩正面臨嚴重的人道危機，譴責以色列的作為是對加薩地區進行集體懲罰，呼籲歐盟介入並與哈瑪斯接觸。下面這篇文章是去年的，裡頭所談的一切，還在進行中。</text:span></text:p>
      <text:p text:style-name="P3"><text:span text:style-name="T1">轉劉波翻譯的文章一則，轉載出處為http://liubo.blshe.com/post/176/144152</text:span></text:p>
      <text:p text:style-name="P3"><text:span text:style-name="T1">原文见：http://www.ilanpappe.org/Articles/Israeli%20Recipe%20for%202008.html</text:span></text:p>
      <text:p text:style-name="P3"><text:span text:style-name="T1">以色列的2008年方案：加沙的种族灭绝与约旦河西岸的种族清洗</text:span></text:p>
      <text:p text:style-name="P3"><text:span text:style-name="T1">作者：Ilan Pappé</text:span></text:p>
      <text:p text:style-name="P3"><text:span text:style-name="T1">不久前我发表言论称，以色列正在加沙地带采取种族灭绝政策。在使用这个火药味十足的词语前我尚有疑</text:span><text:span text:style-name="T4">虑</text:span><text:span text:style-name="T1">，但最终决定用它。我得到的回应显示，使用这个词令人不适。我又斟酌了一下这个词，最终却更加深信不疑：要描述以军目前在加沙地带的所作所为，这是唯一合适的词语。</text:span></text:p>
      <text:p text:style-name="P3"><text:span text:style-name="T1">2006年12月28日，就以色列在被占领土的暴行，以色列人权组织Betzelem公布年报。2006年，以军打死660名市民，是前一年数字（约 200人）的三倍。死者大多是加沙人，以军在那里推倒了将近300座房屋，并曾有将全家灭门之举。自2000年以来，以军打死将近4000名巴勒斯坦人，一半是儿童，伤者超过2万。</text:span></text:p>
      <text:p text:style-name="P3"><text:span text:style-name="T1">问题不止在于故意</text:span><text:span text:style-name="T4">杀</text:span><text:span text:style-name="T1">戮的升级，而且在于其策略。</text:span></text:p>
      <text:p text:style-name="P3"><text:span text:style-name="T1">吞并</text:span></text:p>
      <text:p text:style-name="P3"><text:span text:style-name="T1">在约旦河西岸和加沙地带，以色列决策者所面对的状况截然不同。在约旦河西岸，以色列东方边界的修建正在完工。他们内部的意识形态争论已经结束，而他们以吞并约旦河西岸一半土地为目的的总体规划正在加速实施。</text:span></text:p>
      <text:p text:style-name="P3"><text:span text:style-name="T1">其最终步骤有所推</text:span><text:span text:style-name="T4">迟</text:span><text:span text:style-name="T1">，因为根据“路线图”，以色列承诺不再修建新定居点。以色列找到了两个途径来规避这个承诺。第一，以色列将约旦河西岸三分之一的土地划定为“大耶路撒冷”，从而得以在这些新吞并地区修建城镇与社区中心。第二，以色列大大拓展旧定居点的面积，从而不需再修建新定居点。</text:span></text:p>
      <text:p text:style-name="P3"><text:span text:style-name="T1">缓慢迁移</text:span></text:p>
      <text:p text:style-name="P3"><text:span text:style-name="T1">星罗棋布的定居点、军营、公路和隔离墙将使以色列在2010年前吞并几乎一半的约旦河西岸。在这些土地上，针对留下来的为数可观的巴勒斯坦人，以色列当局将继续实施缓慢迁移政策。</text:span><text:span text:style-name="T3"><text:line-break/></text:span></text:p>
      <text:p text:style-name="P3"><text:span text:style-name="T1">他们不紧不慢。就以色列而言，他们在那里占上风。军方和官僚机构日复一日的虐待和羞辱有效地促进了这个驱逐进程。</text:span></text:p>
      <text:p text:style-name="P3"><text:span text:style-name="T1">所有的执政党，从工党到前进党，都接受了沙龙的战略思路，就是说，与利伯曼（Avigdor Liberman）等毫不掩饰的“驱逐论者”或种族清洗论者所建议的相比，这个办法要好得多。在加沙地带，以色列并无清晰的战略，但他们正日复一日地试验一种策略。以色列人将加沙地带看作一个不同于约旦河西岸的独特地缘政治实体。哈马斯控制加沙，而阿巴斯似乎在美国和以色列的祝福下管理着四分五裂的约旦河西岸。</text:span></text:p>
      <text:p text:style-name="P3"><text:span text:style-name="T1">以色列对加沙并无领土企图，那里也没有像约旦这样的腹地，可作为驱逐巴勒斯坦人的目的地。</text:span></text:p>
      <text:p text:style-name="P3"><text:span text:style-name="T1">种族清洗在那里行不通。在加沙地带，早先的策略是将巴勒斯坦人隔离化，但这行不通。从自身的经历里，犹太人对此再清楚不过了。在过去，针对这些被隔离社区的后续步骤甚至要更为野蛮。很难说加沙人的未来将如何：遭到隔离、封锁、漠视和妖魔化。</text:span></text:p>
      <text:p text:style-name="P3"><text:span text:style-name="T1">丢掉钥匙</text:span></text:p>
      <text:p text:style-name="P3"><text:span text:style-name="T1">正如南非法学教授杜加德（John Dugard）所说的，2005年9月加沙地带的巴勒斯坦人以武力反抗的，就是这样的政策——“建造一座监狱，然后把钥匙扔到海里。”他们誓要表明自己仍是约旦河西岸和巴勒斯坦的一员，首次向西内盖夫地区发射了数量可观的火箭。以色列此前在Tul Karim地区采取行动，大举逮捕哈马斯和杰哈德成员，这次炮击是对此举的报复。</text:span></text:p>
      <text:p text:style-name="P3"><text:span text:style-name="T1">以色列以“初雨”行动做回应。以军在加沙上空做超声波飞行，恐吓全体加沙人，继以从海上、空中和陆上对大片地域的猛烈轰击。以军解释说，这样做是要削弱加沙人对发射火箭者的支持。但即便以色列人也知道，这只会提升火箭发射者的人气，结果也正是如此。</text:span></text:p>
      <text:p text:style-name="P3"><text:span text:style-name="T1">真正的目标其实是试验性的。以色列将军希望知道，采取这样的行动，国内、地区和世界会有何观感。答案似乎是“很好”；没有人关心死伤枕藉的巴勒斯坦人。</text:span></text:p>
      <text:p text:style-name="P3"><text:span text:style-name="T1">其后的行动便是以“初雨”为模本。其区别在于火力更强，伤亡更多，附带损害更大，而且毫不意外的是，反击的“卡塞姆”火箭也更多了。辅以其他配套措施，加沙人被以抵制和封锁彻底监禁起来，而欧盟可耻地协助这个过程。</text:span></text:p>
      <text:p text:style-name="P3"><text:span text:style-name="T1">2006年6月以色列士兵沙利特（Gilad Shalit）的被俘，对于整个计划无关紧要，但这为以色列人提供了一个机会，得以变本加厉地采取行动。加沙的犹太定居者往往令“惩罚”行动投鼠忌器，而在沙龙决定将8000名定居者迁出之后，以色列原本没有什么战略。但自那时起，“惩罚”行动就连续不断，现已成为一项战略。</text:span></text:p>
      <text:p text:style-name="P3"><text:span text:style-name="T1">“初雨”之后是“夏雨”。在这个夏天无雨的国家，可以想象，在加沙人的头顶，只会有F－16的炸弹和大炮的弹片如雨倾泻。</text:span></text:p>
      <text:p text:style-name="P3"><text:span text:style-name="T1">“夏雨”实在是良机天赐：可以对加沙地带部分地区发动陆上入侵。这样军队便可</text:span><text:span text:style-name="T4">杀</text:span><text:span text:style-name="T1">人，却谎称这是在人口稠密区猛烈交火的必然结果，而非以色列的政策。</text:span></text:p>
      <text:p text:style-name="P3"><text:span text:style-name="T1">夏雨秋云</text:span></text:p>
      <text:p text:style-name="P3"><text:span text:style-name="T1">随着夏天的逝去，更高效的“秋云”行动就登场了。从2006年11月1日开始，以色列人在不到48小时里打死了70名市民。到该月月底，将近200人被</text:span><text:span text:style-name="T4">杀</text:span><text:span text:style-name="T1">，其中一半是儿童和妇女。</text:span></text:p>
      <text:p text:style-name="P3"><text:span text:style-name="T1">一些行动选在以色列进攻黎巴嫩的时候，以便更轻松地完成任务，不至招来外界的过多注意，更不用说批评了。从“初雨”到“秋云”有全方位的升级。第一是抹去 “民用”与“非民用”目标的差异：军队的行动以全城人为主要目标。第二就是手段的升级，但凡以军拥有的</text:span><text:span text:style-name="T4">杀</text:span><text:span text:style-name="T1">人机器，无不投入使用。第三就是伤亡人数的升级：每采取一次行动，预计的伤亡人数就越多。最后，而且最重要的一点是，这些行动已经成为一项战略，以色列打算以这个方法来解决加沙问题。</text:span></text:p>
      <text:p text:style-name="P3"><text:span text:style-name="T1">今日以色列实施的政策，就是在约旦河西岸的缓慢迁移和在加沙地带按部就班的种族灭绝。从选举的角度看，在加沙的政策是有问题的，因为它不能收获任何切实的果实；而阿巴斯领导下的约旦河西岸屈服于以色列的压力，因而以色列的吞并与驱逐政策基本上是不受什么掣肘的。</text:span></text:p>
      <text:p text:style-name="P3"><text:span text:style-name="T1">加沙在反击</text:span></text:p>
      <text:p text:style-name="P3"><text:span text:style-name="T1">但加沙地带继续反击。以军借此可在将来发动更大的种族灭绝行动，但也有一个很大的危险是，正如在1948年一样，军方将要求对遭围困的加沙人发动猛烈的、系统性的“惩罚”行动。讽刺的是，以色列的</text:span><text:span text:style-name="T4">杀</text:span><text:span text:style-name="T1">人机器最近在修整。将军们感到满意，认为加沙地带的内斗免了他们的工作。</text:span></text:p>
      <text:p text:style-name="P3"><text:span text:style-name="T1">他们心满意足地观看着，在以色列的煽动和怂恿下，加沙地带正在露出苗头的内战。当然，结束内斗是巴勒斯坦团体自己的事情，但美国和以色列的介入、围困的延续、加沙遭到的封锁和勒</text:span><text:span text:style-name="T4">杀</text:span><text:span text:style-name="T1">，都使内部和平的希望渺茫。</text:span></text:p>
      <text:p text:style-name="P3"><text:span text:style-name="T1">切断以色列的氧气管</text:span></text:p>
      <text:p text:style-name="P3"><text:span text:style-name="T1">加沙正在成为一处战场，交战一方是美国和以色列的代理人，他们大体是无心的，但仍不免要跟着以色列的曲调起舞，另一方则是抵制美以的人。而反对派接管加沙的方式很难令人宽恕或为之欢呼。</text:span></text:p>
      <text:p text:style-name="P3"><text:span text:style-name="T1">加沙的内斗一旦平息，以色列的“夏雨”又将再度降临，带来浩劫与死亡。要阻止以色列别无他法，惟有抵制、撤出投资和制裁。在这个</text:span><text:span text:style-name="T4">杀</text:span><text:span text:style-name="T1">人机器上只有一个软肋，就是通往“西方”文明和舆论的氧气管。切断这些管线仍是有可能的。通过这样的行动，至少以色列人将来试图在约旦河西岸清洗巴勒斯坦人，或在加沙地带灭绝巴勒斯坦人的时候，会遇到更大的困难。</text:span></text:p>
      <text:p text:style-name="P3"><text:span text:style-name="T1">（作者为以色列历史学家。译者刘波。）</text:span></text:p>
      <text:p text:style-name="P1"><text:span text:style-name="T1">陳真 | 2008.03.06 00:56 | </text:span><text:span text:style-name="T2">#</text:span></text:p>
      <text:p text:style-name="P2"><text:span text:style-name="T1">其實我並不是在講一種非理性的愚昧,也不是在講一種不道德的野蠻,非理性與不道德,往往舉世皆然,何止兩岸,只是程度有別,但我並不是在說這個. 我說的是這樣一種態度:</text:span></text:p>
      <text:p text:style-name="P2"><text:span text:style-name="T1">1. 不覺得理性與非理性有什麼差別,就算有,他也不覺得此事有任何意義,只要我贏只要我爽就好了.</text:span></text:p>
      <text:p text:style-name="P2"><text:span text:style-name="T1">2. 不覺得道德與敗德有什麼差別,就算有,他也不覺得此事有任何意義,只要我贏只要我爽就好了.</text:span></text:p>
      <text:p text:style-name="P2"><text:span text:style-name="T1">簡單說就是他打心底根本不相信利害的爭奪之外還有一個善惡與對錯的面向.</text:span></text:p>
      <text:p text:style-name="P2"><text:span text:style-name="T1">這其實無關選舉,也無關學歷,而是一種 "人" 的素養. 自從來到這所自以為全宇宙最高學府的醫療機構之後,我更是大量見識到這樣一種素養. 原來當醫生也能這樣當! 如果寫成小說,那它應該擺在恐怖小說的分類項目裏.</text:span></text:p>
      <text:p text:style-name="P2"><text:span text:style-name="T1">這不是一種正常人性,依我看,其實也不是一種民族性,所以稱不上是哪個民族或哪個地區的人民所 "特有",但當它長時期普及於某地時,便成為一種 "文化",但它畢竟不是每個人所擁有.</text:span></text:p>
      <text:p text:style-name="P2"><text:span text:style-name="T1">有句話說得很對,但我一直沒能緊記在心,那就是: "寧可得罪君子,不要得罪小人." 因為君子容易自責,臉皮也薄,不會有那樣一種不良素質,但小人卻不一樣,只要四下無人,只要大權在握,只要你對他一個眼神不對,只要吃你吃得過,便一切你所能想像以及一切你所無法想像的惡事醜事蠢事蠢話什麼的,他都能幹得出來,而且幹得顧盼自雄.</text:span></text:p>
      <text:p text:style-name="P2"><text:span text:style-name="T1">如果只是講到這裏,仍然還是停留在幼稚園小班,可怕的並不是他幹了什麼可怕的事或講了什麼荒唐可笑的蠢話,可怕的是,他對這一切都無所謂,善也好惡也罷或是愚蠢與否,他統統不在乎,也因此,他随時都有可能傷害你,哪怕對你巨大的傷害只是換來他的一點點可有可無的蠅頭小利,他照幹不誤,而且根本不在乎.</text:span></text:p>
      <text:p text:style-name="P2"><text:span text:style-name="T1">即便你與他之間根本稱不上什麼敵人,即便傷害你或許對他一點好處也沒有,但他無所謂,因為他根本不把別人的任何利益或榮譽或甚至生命當一回事.</text:span></text:p>
      <text:p text:style-name="P2"><text:span text:style-name="T1">這所自認為全宇宙最高學府的醫療機構,便在這一點上讓我大開眼界,原來人可以壞到這種地步,而這樣的壞,全然不是顯現在法律意義上. 這樣一些人,我敢保證個個品學兼優,而且保證都沒有前科,但是,當四下無人時,或是當你地位低於他時,你應切記務必遠離,切不可得罪.(可惜我都沒能把持得住)</text:span></text:p>
      <text:p text:style-name="P2"><text:span text:style-name="T1">藍綠還是有別,比方說很多人說兩者都右傾,但我以為右傾的只是國民黨,民進黨則是上下左右皆可,早上左下午右,哪個方向都無所謂,只要是覓食的方向娛樂的方向,便是傾斜的方向.</text:span></text:p>
      <text:p text:style-name="P2"><text:span text:style-name="T1">"右" 只是一種生意人的記號. 但是生意人不講理性不行,因為精打細算是他的生存依據,他同時也得顧及一點最起碼的做生意的道德,但上下左右皆可的那一派人,卻理性與道德兩者皆可拋;它出現的是一種很原始的覓食行為,非常 "生物性",不在乎什麼善惡對錯,更不用說什麼左右了. 它還沒有進化到足以談左右的層次來.</text:span></text:p>
      <text:p text:style-name="P2"><text:span text:style-name="T1">我跟 "新潮流"(民進黨過去十幾年來的當權派)過去還挺熟的,這些人曾經左傾得不得了,言必稱社會主義如何如何,動不動就喊階級革命. 幾年後,我慢慢地發現,原來這些都只是覓食工具. 包括什麼人權在內也是.</text:span></text:p>
      <text:p text:style-name="P2"><text:span text:style-name="T1">我的提早覺醒,部份得歸功於趙剛的 "小心國家族" 一書,在概念上給我很大的啟發,改善了我看待政治人事物的視力與品味.</text:span></text:p>
      <text:p text:style-name="P2"><text:span text:style-name="T1">那時大概是 1995 年左右吧,我還在台中吃頭路,幫林義雄做許多核四公投的初期工作,也以核四公投促進會中區小組的名義開辦讀書會,良哲那時也在.那時我常在讀書會上講所謂反對運動的一個根本問題,那就是:</text:span></text:p>
      <text:p text:style-name="P2"><text:span text:style-name="T1">凡是屬於道德屬性的東西比方說人權,不應該被工具化,不該被當成一種奪權工具,藉以傷害異己,掌權後便把工具甩開.</text:span></text:p>
      <text:p text:style-name="P2"><text:span text:style-name="T1">藍綠還是有別,也許是歷史發展背景有異吧誰知道,但病因不是我關心的,我不是社會學者,我關心的只是現象本身.</text:span></text:p>
      <text:p text:style-name="P2"><text:span text:style-name="T1">比方說,你罵藍,在過去恐怖年代,你當然就會倒楣,但你能預測 "國家" 會對你做些什麼;你幹了多少黨國不喜的事,你就會有多少懲罰,付出多少代價,就像 "使用者付費" 的觀念一樣,這裏頭的邏輯是一清二楚的,甚至可以定量計算你累積了多少積分,將會得到什麼樣的懲罰.</text:span></text:p>
      <text:p text:style-name="P2"><text:span text:style-name="T1">但是民進黨卻完完全全不是這樣,國家不見了,警總(警備總部)不見了,但它的支持者卻化身為一個個 "小警總",不管你人在何處,不管你做了什麼多麼微不足道的事,即便只是對綠色稍有不敬,小警總們便會讓你生不如死,用盡各種比過去恐怖年代更恐怖更敗德更猥瑣更不可思議更深入你的各個生活層面的方式傷害你,而你卻甚至根本不知道對方是誰.</text:span></text:p>
      <text:p text:style-name="P2"><text:span text:style-name="T1">就算知道了,對方往往也只不過是一個熱愛綠色黨國的小小個人而已,難道你真的有時間去控告這樣一些人? 而綠色黨國卻兩手乾淨,彷彿與它一點關係都沒有似的.</text:span></text:p>
      <text:p text:style-name="P2"><text:span text:style-name="T1">過去你願意跟藍色黨國幹上,畢竟善惡意義明顯,而且事事都公眾化,動見觀瞻,但現在這一切善惡區分卻全然消弭於無數的小警總身上,而且動不動就是株連九族,讓你從家庭到工作單位到學校,統統雞犬不寧.</text:span></text:p>
      <text:p text:style-name="P2"><text:span text:style-name="T1">難道你做了什麼可歌可泣的革命行動所以才會有此報應? 沒有,你頂多也只是寫寫文章罵上兩句而已不是嗎?</text:span></text:p>
      <text:p text:style-name="P2"><text:span text:style-name="T1">有些過去一起反抗國民黨的同學或同志常開玩笑說,真奇怪,一樣搞運動,為什麼國民黨要迫害陳真你卻不來迫害我? 這道理其實很簡單,仍是 "使用者付費" 那句老話,你幹了多少黨國不喜的事,黨國就會要你付出多少代價,不多也不少.</text:span></text:p>
      <text:p text:style-name="P2"><text:span text:style-name="T1">但是,當政治天空由藍轉綠,這一套 "使用者付費" 的基本原則便整個不見了.不管你身在何處,不管你在這年代是多麼微不足道的一個個人,只要言語上對某種勢力稍有不敬,便很有可能遭受各種層面的傷害,根本無所遁逃,除非你裝啞巴裝聾子,或是像絕大多數人一樣,乾脆匿名隱身發言,以測安全.</text:span></text:p>
      <text:p text:style-name="P2"><text:span text:style-name="T1">黨外時,雖然白色恐怖壓頂,但是,只要你願意付出一定的代價,你便能擁有一定的言論自由. 但當綠色政權壓頂,把它的支持者訓練成一大堆小警總之後, "使用這付費" 的比例原則就不見了. 不管你多麼微不足道,不管你只是講了一些稍有不敬的話語,它的後果都是很不可預測的, 這也是為什麼我和學姐都彼此告誡回到台灣後務必盡最大可能不談不碰不介入國內政治或社運.</text:span></text:p>
      <text:p text:style-name="P2"><text:span text:style-name="T1">至於 3/15 準備要去馬蕭總部做的事,算是一個例外,畢竟跟國民黨打交道要比跟綠色的打交道要安全太多太多太多了. 今天你就算大罵國民黨,我相信應該不會有這樣的一些無所不在而且根本不成比例的報應才對,甚至別人還可能會稱許你很 "愛台灣".</text:span></text:p>
      <text:p text:style-name="P2"><text:span text:style-name="T1">重點不在惡行,重點在於惡行的不成比例,重點在於為惡者由黨國轉化成無數可以任意進行制裁工作的小警總,而這些小警總的分散各地,他們的總和便是一種文化.</text:span></text:p>
      <text:p text:style-name="P2"><text:span text:style-name="T1">這文化之所以可怕,完全不在於它的惡行之重大與否,而是在於為惡者對善惡對錯根本無所謂,只要能打擊異己,只要能搶得利益,甚至只要能爽,哪怕只是爽一秒鐘,哪怕所得利益多麼微不足道,他照樣都很樂意去傷人--不管用多麼猥瑣卑鄙或愚昧荒唐的方式,他都無所謂,他沒有任何罪惡感. 而這才是我要講的那句話: "犬儒是道德上最大的罪",因為他根本沒有罪的觀念.</text:span></text:p>
      <text:p text:style-name="P2"><text:span text:style-name="T1">剛才在電視上看到民進黨的廣告,第一幕是馬英九講 "我不贊成開放大陸學歷",第二幕也是擷取同一場演講的畫面,畫面上馬英九卻說: "我同意承認大陸學歷",第三幕則是出現一行字: "怎麼這麼快就倒向中國?"</text:span></text:p>
      <text:p text:style-name="P2"><text:span text:style-name="T1">謝長廷並進一步召開記者會說馬英九連這樣的誠信都沒有,竟然一下說反對承認大陸學歷,一下又說贊成.</text:span></text:p>
      <text:p text:style-name="P2"><text:span text:style-name="T1">但事實真相卻是: 第一幕馬英九的全文是: "我不贊成開放大陸學歷到台灣考證照,...也不會引進大陸勞工".</text:span></text:p>
      <text:p text:style-name="P2"><text:span text:style-name="T1">但是民進黨卻故意把後面 "到台灣考證照" 這些話刪掉,使意思變成整個相反.</text:span></text:p>
      <text:p text:style-name="P2"><text:span text:style-name="T1">這樣一種移花接木斷章取義(類似手法我自己也身受其害無數次),在法律上的罪或許不大,頂多判個幾個月,然後易科罰金幾千塊. 但是在道德意義上卻非同小可.</text:span></text:p>
      <text:p text:style-name="P2"><text:span text:style-name="T1">判斷一個人或一個黨或任何一個機構,不是光看他有沒有做壞事,而是應該看他對於做壞事所持的態度態度態度;不是看他有沒有理性或道不道德,而是看他對於理性對錯,特別是對於善惡之分,究竟是否當一回事,看他是否有罪惡感,是否有義憤.</text:span></text:p>
      <text:p text:style-name="P2"><text:span text:style-name="T1">我認識一些新一代 "愛台灣" 的親綠年輕人,我覺得他們很傻,簡直是IQ 有問題,但我依然尊敬他們,因為他們雖傻,但我相信他們的確在乎善惡,只是對於善惡的認知或許有誤,但是否有誤這不是很重要,重要的是他是否在乎善惡之分.</text:span></text:p>
      <text:p text:style-name="P1"><text:span text:style-name="T1">陳真 | 2008.03.05 15:53 | </text:span><text:span text:style-name="T2">#</text:span></text:p>
      <text:p text:style-name="P3"><text:span text:style-name="T1">應該是華人的一種特性吧,從柏楊的 "醜陋的中國人",到殷海光的各種批評,似乎一脈相傳.在這一點上,兩岸早已統一.</text:span></text:p>
      <text:p text:style-name="P1"><text:span text:style-name="T1">張澈 | 2008.03.05 13:49 | </text:span><text:span text:style-name="T2">#</text:span></text:p>
      <text:p text:style-name="P2"><text:span text:style-name="T1">陳兄:</text:span><text:span text:style-name="T3"><text:line-break/></text:span><text:span text:style-name="T1">這種非此即彼的不講理文化二岸皆然, 如果這裡有選舉一樣會發生和台灣相同的情況(可能有過之而無不及). 我常懷疑這是不是來自中國文化的某種特質, 而非台灣特有.</text:span></text:p>
      <text:p text:style-name="P1"><text:span text:style-name="T1">陳真 | 2008.03.05 13:38 | </text:span><text:span text:style-name="T2">#</text:span></text:p>
      <text:p text:style-name="P3"><text:span text:style-name="T1">底下這只是無數例子中的一件 "小事",例子雖小,但道德意義卻非常大. 我們判斷一個團體一個黨或甚至一個人是好或壞,不是看他有無前科,也不是看他有沒有罵髒話有沒有梳頭髮,而是從一些很小的地方去看出他的內在品質.</text:span></text:p>
      <text:p text:style-name="P3"><text:span text:style-name="T1">殷海光曾經對於什麼狀況下做什麼壞事做出幾點區分,他認為,不得已而被迫為惡(比方說在蔣家統治下被迫喊萬歲),跟你完全不需要為惡卻任意做惡時,道德意涵是有淵壤之別的. 前者情有可原,後者則惡行重大--即使該惡行本身只是一件很小的事,但藉著這樣的小事卻能看見一種重大的不良品格素質與邪惡居心.</text:span></text:p>
      <text:p text:style-name="P3"><text:span text:style-name="T1">以扁謝為首的近十年的民進黨,常不斷給我一種很深很深的驚訝感,不斷的一種震驚,震驚並不是來自於法律上的什麼重大惡事,而是來自於道德上的極度卑鄙,我心裏常有這樣一種震驚與吶喊,簡單說就是: "怎麼連這樣的一個小地方,你居然也會想到要在這裏頭上下其手,怎麼連這麼小的一點利益,你居然也能埋藏有這樣重大的一種卑鄙心機!!"</text:span></text:p>
      <text:p text:style-name="P3"><text:span text:style-name="T1">還是老話,今天你如果是該黨的支持者,你理應為此更加感到憤怒才對,因為當你所熱愛的黨,居然會用這麼低劣齷齪的一些小動作來騙你手上的一張票時,根本就是把你當成白癡不是嗎? 難道你所熱愛的黨,整天用一些下流的手段扭曲或剪接變造對手的想法與品格時,你依然能為其所作所為歡欣鼓舞?</text:span></text:p>
      <text:p text:style-name="P3"><text:span text:style-name="T1">大家都會承認希特勒的大屠殺是錯的,但他一個人殺不了六百萬人,他只是一種符號,代表著一種時代的空氣. 也因此,你很難說他這個人本身很卑鄙.</text:span></text:p>
      <text:p text:style-name="P3"><text:span text:style-name="T1">在法律上,希特勒罪行重大,但在道德上,我卻不知道該說他犯了什麼罪--道德意義上的 "罪",因為他與他那個時代的人,事實上的確相信自己是在從事一件很崇高甚至很神聖的工作;這也是為什麼當時那些負責把人送進媒氣室的 "志工",當他們被錄取而從事這些工作時,視為一種光榮.</text:span></text:p>
      <text:p text:style-name="P3"><text:span text:style-name="T1">你可以說他們道德認知上有問題,但你沒辦法說這裏頭有著卑鄙的動機與微妙深沉的心機. 不是前者,而是後者,才是道德上令人難以忍受的. 扁謝為首的近十年來的這個民進黨,之所以令我痛恨,不折不扣正是因為這樣一種道德上的極度卑鄙與陰險.</text:span></text:p>
      <text:p text:style-name="P3"><text:span text:style-name="T1">可怕的不是他們做了什麼壞事,可怕的是他們根本不相信而且也不在乎善惡之間的差別. 只要能贏,全然不擇手段,而且對之毫無愧疚,完全不在乎.</text:span></text:p>
      <text:p text:style-name="P3"><text:span text:style-name="T1">十幾年前在一本倫理學的書上讀到一句話挺有道理,那句話說: 犬儒是道德上最大的罪. 犬儒並不是指古希臘時代那種自苦且清高自持的犬儒,而是指現代這種根本不把善惡當一回事的人.</text:span></text:p>
      <text:p text:style-name="P3"><text:span text:style-name="T1">每次看電視上抓到歹徒時,他們在鏡頭前往往蒙著臉,低著頭,企圖閃躲鎂光燈,這些畫面常使我有一種很深的感動與不忍,也許光憑著這樣一個動作,他們在道德上的罪就該獲得赦免,因為這意味著他們是知道善惡的,並且對其惡行感到羞愧.</text:span></text:p>
      <text:p text:style-name="P3"><text:span text:style-name="T1">至於那些吃香喝辣眾人擁戴的政客們,道德上卻極度卑鄙,因為他們連比方說故意斷章取義或剪接畫面來抹黑人這麼猥瑣的一件窩囊事,竟然也幹得出來,而且是集體地幹,並且幹得一點羞恥感都沒有,反倒還沾沾自喜,認為自己 "很會選舉".</text:span></text:p>
      <text:p text:style-name="P3"><text:span text:style-name="T1">黨外時,國民黨就算抬出王聖人(王建(火宣))來參選也沒用,黨外就算提名一條狗,我們還是會支持這條黨外狗,為什麼,因為前者道德上是很卑鄙的.</text:span></text:p>
      <text:p text:style-name="P3"><text:span text:style-name="T1">現在的情況其實也一樣,民進黨就算推出林聖人(林義雄)也沒用,我們還是會支持反對他的任何一種勢力,即便是一條狗. 因為人們之所以憤怒,從來都不是因為哪個黨少挖了幾條水溝或少建了幾條馬路,人們之所以憤怒,理應是出於不義. 不義自然是指的一種道德上的卑鄙,而我們如何看待卑鄙,事實上就等於我們如何看待這個世界. 唯有當我們願意採用一種比較好的眼光來看待世界時,世界才有可能依循這樣一種眼光而改變.</text:span></text:p>
      <text:p text:style-name="P3"><text:span text:style-name="T1">民進黨的各種行為隨便挑一件,在西方世界,不但足以構出刑責,而且連候選的正當性都蕩然無存. 比方說水門案件,只不過是派人去對手總部竊聽 "而已",不但總統得辭職,若非繼任者特赦,還得去坐牢.</text:span></text:p>
      <text:p text:style-name="P3"><text:span text:style-name="T1">水門案件在法律上並不是什麼了不起的罪,但在道德上卻意義重大. 是後者而不是前者,是人們藉以看待世界的眼光或價值觀,才是影響文明發展的決定性因素.</text:span></text:p>
      <text:p text:style-name="P3"><text:span text:style-name="T1">可悲的是,在台灣,人們仍然普遍都不在乎這些 "小事",不管你整天怎麼抹黑造謠剪接扭曲都沒關係,其支持者不但不憤怒,反而粉高興.有什麼樣的支持者,自然就會有什麼樣的黨.</text:span></text:p>
      <text:p text:style-name="P3"><text:span text:style-name="T1">這個黨卑鄙到竟然長久十幾二十年來只會不斷幹這樣一些事,然後自鳴得意 "很會選舉"; 其支持者或御用文人更是卑鄙,比方說宣傳車或電台電視台整天到處講,把自己抹黑他人的材料直接當做事實來譴責聲討. 在法律上或許只是小罪,但在道德上或品格上你還能想出比這更卑鄙猥瑣的行徑嗎?</text:span></text:p>
      <text:p text:style-name="P3"><text:span text:style-name="T1">選舉就像選另一半,你應該學會怎麼認識一個人或一個黨,學習用一種新的眼光來看見那肉眼往往看不見的品格與素質.</text:span></text:p>
      <text:p text:style-name="P3"><text:span text:style-name="T1">決戰322廣告抹紅？　馬營原音呈現：謝營斬頭去尾</text:span></text:p>
      <text:p text:style-name="P3"><text:span text:style-name="T1">更新日期:2008/03/04 18:31 政治中心台北報導</text:span><text:span text:style-name="T3"><text:line-break/></text:span><text:span text:style-name="T1">ET Today</text:span><text:span text:style-name="T3"><text:line-break/><text:line-break/></text:span><text:span text:style-name="T1">針對近日民進黨立院黨團將馬英九對於開放大陸學歷的相關政見，以移花接木的方式加以扭曲污衊，馬蕭總部發言人團在今(4)日舉行記者會駁斥與澄清，現場並播放當天談話內容的新聞影片，以證明民進黨透過「政治蒙太奇」手法，意圖欺騙社會大眾。</text:span></text:p>
      <text:p text:style-name="P3"><text:span text:style-name="T1">發言人蔡詩萍表示，如果仔細觀察謝陣營的選舉招術，會發現其實也只有兩招，第一招是「人格謀殺」，第二招是「政策污衊」。他指出，謝陣營這兩天以「政治蒙太奇」的效果剪接廣告，用相當惡毒的方式胡亂拼湊馬先生的聲音，意圖欺騙社會大眾。事實上馬先生對開放大陸學歷的態度，前後是非常一貫的，沒有配套就不會開放，即使開放也不會讓他們來考台灣的證照，這一點是非常清楚的，謝陣營以這樣移花接木的方式繼續抹黑，實在有失總統候選人的格調。</text:span></text:p>
      <text:p text:style-name="P3"><text:span text:style-name="T1">蘇俊賓強調，馬英九先生的原句是「我們會開放大陸的學歷，但是不能夠用這個學歷來考台灣的證照」，光這兩句謝陣營竟然可以將他切開來，指控馬英九先生在同一場辯論會中態度反覆，再扣一個沒有誠信的大帽子。</text:span></text:p>
      <text:p text:style-name="P3"><text:span text:style-name="T1">這次的廣告是民進黨立院黨團製作，希望謝長廷先生不要再像上次魚夫、金恆煒、還有許許多多的烏龍爆料一樣，再一次的和這些人切割，他呼籲謝長廷站出來說明，這回刻意扭曲是不是你所指使的？這是不是你授權的？</text:span></text:p>
      <text:p text:style-name="P3"><text:span text:style-name="T1">「我要請問謝長廷先生，你身為公眾人物，如果我們也用剪接的方式，把你說過的每一句話逐字拼湊起來，然後抹紅你要投降中共，那你又會用什麼樣的方式來抗議？ 」</text:span></text:p>
      <text:p text:style-name="P3"><text:span text:style-name="T1">羅智強說，謝陣營選戰一貫的手法，就是不斷抹紅抹黑、移花接木，並以斷章取義的方式做人格謀殺，更對馬蕭總部所提出的各項政策公然惡意扭曲，這不是一個總統候選人該有的低格調，</text:span></text:p>
      <text:p text:style-name="P3"><text:span text:style-name="T1">「民進黨的朋友，你們容許貴黨提名的總統候選人，如此糟蹋你們全黨的格調嗎？」</text:span></text:p>
      <text:p text:style-name="P3"><text:span text:style-name="T1">發言人郭素春表示，這明明是很完整的一段話，卻要將之斬頭去尾，中間再加入另一段談話，以這樣低俗毫無格調的方式污衊馬英九先生。「難道台灣選舉的格調，一定要降到這麼低嗎？」</text:span></text:p>
      <text:p text:style-name="P3"><text:span text:style-name="T1">她呼籲謝陣營，目前只剩最後的十幾天時間，如果你們真的愛台灣，應該讓人民檢視執政八年來到底做了些什麼？不要一再抹黑污衊馬英九先生、蕭萬長先生及他們的家人。</text:span></text:p>
      <text:p text:style-name="P3"><text:span text:style-name="T1">請謝長廷先生約束自己的競選團隊，不要再放任他們做這一類無聊又不實的廣告，也不要放任親綠名嘴到造勢場合上亂編故事。</text:span></text:p>
      <text:p text:style-name="P3"><text:span text:style-name="T1">發言人徐中雄認為，最近謝陣營一連串的人格及政策的污衊，「請大家回想一下，實在很像過去曾經發生過的腳尾飯事件。」要選總統的謝長廷先生，卻用類似「腳尾飯事件」的手段來抹黑對手，一點都沒有總統候選人的高度與格調。他要奉勸對手陣營所有的一言一行，都必將受到聰明的選民檢驗。高達八成多的民眾都希望多討論民生經濟政策，而不是在電視上整天播放捏造扭曲的文宣廣告。</text:span></text:p>
      <text:p text:style-name="P1"><text:span text:style-name="T1">陳真 | 2008.03.05 00:59 | </text:span><text:span text:style-name="T2">#</text:span></text:p>
      <text:p text:style-name="P2"><text:span text:style-name="T1">黨外的時候,曾在黨外雜誌待了一兩年,有件事常讓我良心不安,雖不是我親手為之,卻參與其中. 那就是所謂揭弊,常跟抹黑無異,依靠的不是事實,而是想像,不是訴諸証據或合理推論,而是訴諸修辭與任意猜測.</text:span></text:p>
      <text:p text:style-name="P2"><text:span text:style-name="T1">說 "猜測" 其實還太抬舉了同志們的品性,許多時候根本就是一種任意為之的羅織與造謠.</text:span></text:p>
      <text:p text:style-name="P2"><text:span text:style-name="T1">這為的是什麼呢? 當然不是為了什麼民主. 一般說來,形而下的首要目的是為了雜誌的銷路(鄭南榕的時代系列周刊例外); 越是什麼勁爆內幕,雜誌或錄音帶就越好賣.</text:span></text:p>
      <text:p text:style-name="P2"><text:span text:style-name="T1">至於形而上的原因不外就是 "非我族類,其心可誅". 簡單說就是對方既然是 "敵人",講得更白一點,敵人其實就是惡魔,面對惡魔,就像面對蟑螂一樣,你還客氣什麼呢?! 任何手段當然都可派上用場! 儘管儘情歪曲聯想儘情抹黑造謠,只要能打擊惡魔,所有手段都能被合理化甚至神聖化.</text:span></text:p>
      <text:p text:style-name="P2"><text:span text:style-name="T1">高壓年代,你若批評這樣一種信口開河的抹黑作風與心態,別人會說你 "道德潔癖",但這真的只是一種陳義過高的潔癖嗎?</text:span></text:p>
      <text:p text:style-name="P2"><text:span text:style-name="T1">有人則是辯解說: 敵我實力懸殊,不得不然. 而且,威權時代,媒體與法院完全被壟斷,事實上許多指控或所謂爆料,即便聞之荒唐不可思議,你也根本無從查證,於是便有了所謂 "權宜措施",意思是說: 這是非常時期,自然就會有非常時期的作法.</text:span></text:p>
      <text:p text:style-name="P2"><text:span text:style-name="T1">這樣講,在那恐怖年代是說得通的. 別說什麼爆料,連客客氣氣批評一下也不行. 比方說當時有個人關在綠島,叫做白雅燦,他只不過是公開呼籲蔣經國公佈財產,便被判處無期徒刑.</text:span></text:p>
      <text:p text:style-name="P2"><text:span text:style-name="T1">可是,物換星移,那個年代畢竟已經過去了,解嚴也已解了二十幾年,現在連政權也被你奪去,你也早已長年掌握了各種資源與權力,究竟要 "非常" 時期到幾時,才能學會正常地用文明理性的方式為人處世?</text:span></text:p>
      <text:p text:style-name="P2"><text:span text:style-name="T1">不管怎麼樣,這樣一種不以討論想法或揭露事實為目的的抹黑文化,便如此流傳下來,成為大小各種選舉的常態,並進一步成為一種台灣文化. 一切討論,無非只是以打擊敵人及鞏固我方立場為中心要務. 只要是自己人,一概都對,只要是敵人,一概都錯.</text:span></text:p>
      <text:p text:style-name="P2"><text:span text:style-name="T1">不信看看電視上那些名嘴,特別是為當權者効力的那一票文化人或學者,完全不顧是非,更不用說什麼普世價值,一切言語都旨在醜化或抹黑異己,而不具有任何理性及認知意義.</text:span></text:p>
      <text:p text:style-name="P2"><text:span text:style-name="T1">最近馬路上豎立著大小各種看板或文宣廣告,上面寫著: 馬英九要承認中國學歷,一旦承認,我們就都完了,飯碗要被中國人搶了,沒有工作可做了,因為大陸假學歷將湧進來,無法計數的民工也將大量湧入把台灣給淹沒. 台灣女性更慘,她們將嫁不出去,找不到老公,因為大陸女人"很便宜" (謝長廷說的).</text:span></text:p>
      <text:p text:style-name="P2"><text:span text:style-name="T1">可是,世界上除了台灣,還有誰會拒絕承認大陸的學歷呢? 學術這東西,你不承認對方,對方依然茁壯,你不承認它,拒絕交流,你只是在斷你自己的活路不是嗎?</text:span></text:p>
      <text:p text:style-name="P2"><text:span text:style-name="T1">就好像我就算怎麼反美,也不至於蠢到因此而要求大家不要承認美國的學歷或是不要赴美留學,否則就是帝國主義的走狗. 我也不會因為台美某種民間交流就說慘了慘了,台灣男人都娶不到老婆了,女人都會被洋鬼子給搶走了,這不是很蠢嗎?</text:span></text:p>
      <text:p text:style-name="P2"><text:span text:style-name="T1">舉世承認大陸學歷,比方說歐美,他們怎麼沒有被大陸假學歷給淹沒? 怎麼沒有因此大量失業? 怎麼沒有出現民進黨所大力描繪的那一堆慘狀?</text:span></text:p>
      <text:p text:style-name="P2"><text:span text:style-name="T1">至於學歷真假,難道你不會查證? 承認大陸學歷就會被假學歷給搶了飯碗? 就會湧進一大堆民工來搶工作? 這是什麼邏輯我實在不明白.</text:span></text:p>
      <text:p text:style-name="P2"><text:span text:style-name="T1">承認學歷和取得在台工作權根本是兩回事不是嗎? 就好像英國承認我的醫學學歷,但我若想在英國執業,就必須重新通過醫師考試,而且必須滿足各種複雜的工作資格限制等等.</text:span></text:p>
      <text:p text:style-name="P2"><text:span text:style-name="T1">除非智能真的有著嚴重不足,否則哪有可能會有著這樣一堆全然莫名其妙的 "推論" 與誤解. 難道是因為民進黨人智商有問題? 當然不是,這些人智商一個比一個高,怎麼可能會聽不懂或無法理解這樣一些尋常話語?</text:span></text:p>
      <text:p text:style-name="P2"><text:span text:style-name="T1">你當然還是可以反對承認大陸學歷,可是,你總得針對對方的論點講出一些像樣的反對理由,而不是故意扭曲對方的想法,妖魔化對方的動機,或是自由聯想一些全然莫名其妙的末世場景,純粹只是為了製造誤解及恐慌,以便騙取選票.</text:span></text:p>
      <text:p text:style-name="P2"><text:span text:style-name="T1">比方說阿扁過去表示贊同的 "兩岸共同市場" 概念,就只因為選舉到了,突然變成十惡不赦的什麼 "賣台" 共同市場,所有的毒素毒食壞人假貨屆時全都會湧進來等等等...</text:span></text:p>
      <text:p text:style-name="P2"><text:span text:style-name="T1">這一切亂七八糟顛三倒四的無厘頭說法,無日無之.憑良心說,至少在過去十年來,我幾乎不曾聽過民進黨檯面上這些人講出一句具有認知意義的正常話語. 對這個黨這些人來講,理性似乎是毫無意義的東西,語言文字更彷彿只是一種廣告工具以及打擊對手的武器, 似乎一年三百六十五天天天都在選舉,似乎除了選舉之外,沒有一件事能引起他們的嚴肅專注.</text:span></text:p>
      <text:p text:style-name="P2"><text:span text:style-name="T1">今天你若是該黨的支持者,你理應比旁人更加為此感到憤怒才對,因為你所熱愛的黨卻把你當白癡那樣地愚弄. 你同時應該為它的下場擔憂,因為人們終究是會有著基本理性的,也因此,這樣的一種黨的文化與體質,只會加速它的敗亡.</text:span></text:p>
      <text:p text:style-name="P2"><text:span text:style-name="T1">相反地,如果我們能持續容忍下去,甚至為之鼓掌,這意味著台灣社會在文明上並沒有多少進展,我們依然停留在一種極其猥瑣下流的鬥爭中,而沒有學會根據理性與基本價值來從事思考與競爭.</text:span></text:p>
      <text:p text:style-name="P2"><text:span text:style-name="T1">許信良重回綠營,有些人拿此事來質疑我,因為我向來肯定許之政治判斷.但這並不意味著我應該同意他的每一個判斷.我雖與許信良不認識,自始至終對他的看法卻都一樣. 許在政治上是個現實主義者,我自認也是. 政治不是宗教,政治本來就是一種利害計算的世俗事業,也因此,我對他的這一點特質十分能認同.</text:span></text:p>
      <text:p text:style-name="P2"><text:span text:style-name="T1">換句話說,現實主義其實就是某種理性主義,以理性而不是以情感,更不是以信仰來衡量公眾事務.</text:span></text:p>
      <text:p text:style-name="P2"><text:span text:style-name="T1">問題是,我不相信現實考量能獨立價值之外;我更不相信當我們毀掉理性與價值這兩根樑柱時還能起高樓.</text:span></text:p>
      <text:p text:style-name="P2"><text:span text:style-name="T1">許信良向來推崇理性,但卻漠視價值. 在他的眼裏,有利的就是善的. 這是一種功利主義思維,簡單說就是以某種結果來論定是非.</text:span></text:p>
      <text:p text:style-name="P2"><text:span text:style-name="T1">但我相信,現實考量永遠無法獨立於理性與價值之外;就好像鳥若僅有一根翅膀將無法飛翔一樣.光有理性還不夠,我們還需要價值. 理性就像一部性能優越的車,跑得很快,但價值卻決定了這部車的方向.</text:span></text:p>
      <text:p text:style-name="P2"><text:span text:style-name="T1">當某人提出一個命題說: "若 P 則 Q",你若不同意,便該說明為何若 P 不一定則 Q,而不是不管對方講什麼,一概罵他一堆莫名其妙的甲乙丙丁戊己庚辛.</text:span></text:p>
      <text:p text:style-name="P2"><text:span text:style-name="T1">我講的理性與價值絕不是什麼高調,它甚至稱不上什麼理性與價值,而反倒應該說是理性與價值的一個 "基礎",只要是人,理應都該具有這樣一個基礎,並且為它之毀棄感到憤怒與悲哀.</text:span><text:span text:style-name="T3"><text:line-break/></text:span></text:p>
      <text:p text:style-name="P1"><text:span text:style-name="T1">陳真 | 2008.03.04 09:28 | </text:span><text:span text:style-name="T2">#</text:span></text:p>
      <text:p text:style-name="P3"><text:span text:style-name="T1">世主,沒有事過境遷啊,只是有一些#$^&amp;Q#的被我刪掉而已.</text:span></text:p>
      <text:p text:style-name="P1"><text:span text:style-name="T1">楊世主 | 2008.03.01 13:41 | </text:span><text:span text:style-name="T2">#</text:span></text:p>
      <text:p text:style-name="P2"><text:span text:style-name="T1">sorry,</text:span></text:p>
      <text:p text:style-name="P2"><text:span text:style-name="T1">看來我的留言過時了，因為太久沒上來，看到之前的帖子就急著上了。事過境遷事過境遷！請原諒我的遲緩。 :)</text:span></text:p>
      <text:p text:style-name="P1"><text:span text:style-name="T1">楊世主 | 2008.03.01 13:31 | </text:span><text:span text:style-name="T2">#</text:span></text:p>
      <text:p text:style-name="P3"><text:span text:style-name="T1">阿泰，來讀詩吧？這也是陳真先生在巴勒網介紹過的一首詩，當時我還不了解這首詩在講什麼，默念時覺得很美很平靜，又很深邃，像一朵花靜靜在淌淚困惑的心中停駐，無言而自在；因此，也請你一起慢慢默念吧！</text:span></text:p>
      <text:p text:style-name="P3"><text:span text:style-name="T1">請以種種真實之名呼喚我 by 一行禪師(Thich Nhat Nanh)</text:span></text:p>
      <text:p text:style-name="P3"><text:span text:style-name="T1">別說明日我將離去，</text:span><text:span text:style-name="T3"><text:line-break/></text:span><text:span text:style-name="T1">因為今天我依舊前來。</text:span><text:span text:style-name="T3"><text:line-break/></text:span><text:span text:style-name="T1">請深入觀察：我分分秒秒都前來，</text:span><text:span text:style-name="T3"><text:line-break/></text:span><text:span text:style-name="T1">作春天枝頭上的一朵蓓蕾，</text:span><text:span text:style-name="T3"><text:line-break/></text:span><text:span text:style-name="T1">作一隻羽翼未豐的雛鳥，</text:span><text:span text:style-name="T3"><text:line-break/></text:span><text:span text:style-name="T1">在新巢中引吭高唱，</text:span><text:span text:style-name="T3"><text:line-break/></text:span><text:span text:style-name="T1">作花蕊中的一條毛毛蟲，</text:span><text:span text:style-name="T3"><text:line-break/></text:span><text:span text:style-name="T1">作埋身岩壁的一顆寶石。</text:span></text:p>
      <text:p text:style-name="P3"><text:span text:style-name="T1">我依舊前來，為了要歡笑，為了要哭泣，</text:span><text:span text:style-name="T3"><text:line-break/></text:span><text:span text:style-name="T1">為了要害怕，為了要期望。</text:span><text:span text:style-name="T3"><text:line-break/></text:span><text:span text:style-name="T1">我心臟的律動</text:span><text:span text:style-name="T3"><text:line-break/></text:span><text:span text:style-name="T1">就是一切眾生的生與死。</text:span></text:p>
      <text:p text:style-name="P3"><text:span text:style-name="T1">我是河面上蛻變的蜉蝣，</text:span><text:span text:style-name="T3"><text:line-break/></text:span><text:span text:style-name="T1">我也是在大地春回時及時前來掠食蜉蝣的鳥。</text:span><text:span text:style-name="T3"><text:line-break/></text:span><text:span text:style-name="T1">我是悠遊於清澈池塘的青蛙，</text:span><text:span text:style-name="T3"><text:line-break/></text:span><text:span text:style-name="T1">我也是悄悄前進吞食青蛙的草蛇。</text:span></text:p>
      <text:p text:style-name="P3"><text:span text:style-name="T1">我是烏干達的小孩，</text:span><text:span text:style-name="T3"><text:line-break/></text:span><text:span text:style-name="T1">全身只剩皮包骨，雙腿細如竹竿；</text:span><text:span text:style-name="T3"><text:line-break/></text:span><text:span text:style-name="T1">我也是軍火販子，</text:span><text:span text:style-name="T3"><text:line-break/></text:span><text:span text:style-name="T1">出售致命武器給烏干達。</text:span></text:p>
      <text:p text:style-name="P3"><text:span text:style-name="T1">我是小船上那名十二歲的難民少女，</text:span><text:span text:style-name="T3"><text:line-break/></text:span><text:span text:style-name="T1">被一個海盜強暴後，跳海自盡；</text:span><text:span text:style-name="T3"><text:line-break/></text:span><text:span text:style-name="T1">我也是那個強盜，</text:span><text:span text:style-name="T3"><text:line-break/></text:span><text:span text:style-name="T1">我的心還被矇蔽，無法愛人。</text:span><text:span text:style-name="T3"><text:line-break/></text:span><text:span text:style-name="T1">我是最高決策當局的一員，大權在握；</text:span><text:span text:style-name="T3"><text:line-break/></text:span><text:span text:style-name="T1">我也是必須償還人民"血債"的人。</text:span><text:span text:style-name="T3"><text:line-break/></text:span><text:span text:style-name="T1">在勞改營裡緩慢的死去。</text:span></text:p>
      <text:p text:style-name="P3"><text:span text:style-name="T1">我的喜悅像春天--</text:span><text:span text:style-name="T3"><text:line-break/></text:span><text:span text:style-name="T1">如此溫暖，讓各行各業百花盛開；</text:span><text:span text:style-name="T3"><text:line-break/></text:span><text:span text:style-name="T1">我的痛苦如淚河--</text:span><text:span text:style-name="T3"><text:line-break/></text:span><text:span text:style-name="T1">如此氾濫，讓四大海滿溢。</text:span></text:p>
      <text:p text:style-name="P3"><text:span text:style-name="T1">請以種種真實之名呼喚我，</text:span><text:span text:style-name="T3"><text:line-break/></text:span><text:span text:style-name="T1">我才能同時聽見我所有的哭泣與歡笑，</text:span><text:span text:style-name="T3"><text:line-break/></text:span><text:span text:style-name="T1">我才能看到我的喜悅與痛苦是一體。</text:span></text:p>
      <text:p text:style-name="P3"><text:span text:style-name="T1">請以種種真實之名呼喚我，</text:span><text:span text:style-name="T3"><text:line-break/></text:span><text:span text:style-name="T1">我才能覺醒，也才能讓我的心門敞開，</text:span><text:span text:style-name="T3"><text:line-break/></text:span><text:span text:style-name="T1">那正是慈愛之門。</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